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teraction" table:style-name="ta1">
        <table:table-column table:style-name="co1" table:number-columns-repeated="37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Holderbaum 1991 (PSRK)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m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bnm</text:p>
          </table:table-cell>
          <table:table-cell office:value-type="string" calcext:value-type="string">
            <text:p>bmn</text:p>
          </table:table-cell>
          <table:table-cell table:style-name="ce2" office:value-type="string" calcext:value-type="string">
            <text:p>Cnm</text:p>
          </table:table-cell>
          <table:table-cell table:style-name="ce2" office:value-type="string" calcext:value-type="string">
            <text:p>Cm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m</text:p>
          </table:table-cell>
          <table:table-cell office:value-type="string" calcext:value-type="string">
            <text:p>bnm</text:p>
          </table:table-cell>
          <table:table-cell table:style-name="ce2" office:value-type="string" calcext:value-type="string">
            <text:p>Cnm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bmn</text:p>
          </table:table-cell>
          <table:table-cell table:style-name="ce2" office:value-type="string" calcext:value-type="string">
            <text:p>Cm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in group</text:p>
          </table:table-cell>
          <table:table-cell office:value-type="string" calcext:value-type="string">
            <text:p>aij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cij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5.81" calcext:value-type="float">
            <text:p>165.81</text:p>
          </table:table-cell>
          <table:table-cell office:value-type="float" office:value="-78.389" calcext:value-type="float">
            <text:p>-78.389</text:p>
          </table:table-cell>
          <table:table-cell office:value-type="float" office:value="-1.149" calcext:value-type="float">
            <text:p>-1.149</text:p>
          </table:table-cell>
          <table:table-cell office:value-type="float" office:value="1.8727" calcext:value-type="float">
            <text:p>1.8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5.81" calcext:value-type="float">
            <text:p>165.81</text:p>
          </table:table-cell>
          <table:table-cell office:value-type="float" office:value="-1.149" calcext:value-type="float">
            <text:p>-1.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-78.389" calcext:value-type="float">
            <text:p>-78.389</text:p>
          </table:table-cell>
          <table:table-cell office:value-type="float" office:value="1.8727" calcext:value-type="float">
            <text:p>1.8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62.419" calcext:value-type="float">
            <text:p>62.4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1.623" calcext:value-type="float">
            <text:p>71.6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.419" calcext:value-type="float">
            <text:p>62.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5.36" calcext:value-type="float">
            <text:p>-3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.2038" calcext:value-type="float">
            <text:p>4.2038</text:p>
          </table:table-cell>
          <table:table-cell office:value-type="float" office:value="161.54" calcext:value-type="float">
            <text:p>161.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.2038" calcext:value-type="float">
            <text:p>4.20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61.54" calcext:value-type="float">
            <text:p>161.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1.12" calcext:value-type="float">
            <text:p>-1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16.97" calcext:value-type="float">
            <text:p>116.97</text:p>
          </table:table-cell>
          <table:table-cell office:value-type="float" office:value="665.7" calcext:value-type="float">
            <text:p>665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16.97" calcext:value-type="float">
            <text:p>116.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5.7" calcext:value-type="float">
            <text:p>665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9.7" calcext:value-type="float">
            <text:p>-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94.67" calcext:value-type="float">
            <text:p>494.67</text:p>
          </table:table-cell>
          <table:table-cell office:value-type="float" office:value="863.18" calcext:value-type="float">
            <text:p>863.18</text:p>
          </table:table-cell>
          <table:table-cell office:value-type="float" office:value="-8.1869" calcext:value-type="float">
            <text:p>-8.1869</text:p>
          </table:table-cell>
          <table:table-cell office:value-type="float" office:value="-12.309" calcext:value-type="float">
            <text:p>-12.309</text:p>
          </table:table-cell>
          <table:table-cell table:formula="of:=4.718/100" office:value-type="float" office:value="0.04718" calcext:value-type="float">
            <text:p>0.04718</text:p>
          </table:table-cell>
          <table:table-cell table:formula="of:=4.6316/100" office:value-type="float" office:value="0.046316" calcext:value-type="float">
            <text:p>0.04631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94.67" calcext:value-type="float">
            <text:p>494.67</text:p>
          </table:table-cell>
          <table:table-cell office:value-type="float" office:value="-8.1869" calcext:value-type="float">
            <text:p>-8.1869</text:p>
          </table:table-cell>
          <table:table-cell table:formula="of:=4.718/100" office:value-type="float" office:value="0.04718" calcext:value-type="float">
            <text:p>0.04718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63.18" calcext:value-type="float">
            <text:p>863.18</text:p>
          </table:table-cell>
          <table:table-cell office:value-type="float" office:value="-12.309" calcext:value-type="float">
            <text:p>-12.309</text:p>
          </table:table-cell>
          <table:table-cell table:formula="of:=4.6316/100" office:value-type="float" office:value="0.046316" calcext:value-type="float">
            <text:p>0.046316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6.4" calcext:value-type="float">
            <text:p>1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.423" calcext:value-type="float">
            <text:p>6.423</text:p>
          </table:table-cell>
          <table:table-cell office:value-type="float" office:value="25.06" calcext:value-type="float">
            <text:p>25.06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-0.77261" calcext:value-type="float">
            <text:p>-0.77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.423" calcext:value-type="float">
            <text:p>6.423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5.06" calcext:value-type="float">
            <text:p>25.06</text:p>
          </table:table-cell>
          <table:table-cell office:value-type="float" office:value="-0.77261" calcext:value-type="float">
            <text:p>-0.77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51" calcext:value-type="float">
            <text:p>1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42.31" calcext:value-type="float">
            <text:p>742.31</text:p>
          </table:table-cell>
          <table:table-cell office:value-type="float" office:value="893.01" calcext:value-type="float">
            <text:p>893.01</text:p>
          </table:table-cell>
          <table:table-cell office:value-type="float" office:value="-5.7074" calcext:value-type="float">
            <text:p>-5.7074</text:p>
          </table:table-cell>
          <table:table-cell office:value-type="float" office:value="-3.1342" calcext:value-type="float">
            <text:p>-3.1342</text:p>
          </table:table-cell>
          <table:table-cell table:formula="of:=1.2651/100" office:value-type="float" office:value="0.012651" calcext:value-type="float">
            <text:p>0.012651</text:p>
          </table:table-cell>
          <table:table-cell table:formula="of:=0.13022/100" office:value-type="float" office:value="0.0013022" calcext:value-type="float">
            <text:p>0.001302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42.31" calcext:value-type="float">
            <text:p>742.31</text:p>
          </table:table-cell>
          <table:table-cell office:value-type="float" office:value="-5.7074" calcext:value-type="float">
            <text:p>-5.7074</text:p>
          </table:table-cell>
          <table:table-cell table:formula="of:=1.2651/100" office:value-type="float" office:value="0.012651" calcext:value-type="float">
            <text:p>0.012651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93.01" calcext:value-type="float">
            <text:p>893.01</text:p>
          </table:table-cell>
          <table:table-cell office:value-type="float" office:value="-3.1342" calcext:value-type="float">
            <text:p>-3.1342</text:p>
          </table:table-cell>
          <table:table-cell table:formula="of:=0.13022/100" office:value-type="float" office:value="0.0013022" calcext:value-type="float">
            <text:p>0.0013022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95.7" calcext:value-type="float">
            <text:p>295.7</text:p>
          </table:table-cell>
          <table:table-cell office:value-type="float" office:value="91.023" calcext:value-type="float">
            <text:p>91.0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95.7" calcext:value-type="float">
            <text:p>295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91.023" calcext:value-type="float">
            <text:p>91.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5.8" calcext:value-type="float">
            <text:p>27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14.96" calcext:value-type="float">
            <text:p>114.96</text:p>
          </table:table-cell>
          <table:table-cell office:value-type="float" office:value="78.98" calcext:value-type="float">
            <text:p>78.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14.96" calcext:value-type="float">
            <text:p>114.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8.98" calcext:value-type="float">
            <text:p>78.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6.76" calcext:value-type="float">
            <text:p>2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8.2" calcext:value-type="float">
            <text:p>648.2</text:p>
          </table:table-cell>
          <table:table-cell office:value-type="float" office:value="-0.30072" calcext:value-type="float">
            <text:p>-0.30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62.84" calcext:value-type="float">
            <text:p>862.84</text:p>
          </table:table-cell>
          <table:table-cell office:value-type="float" office:value="-2.1569" calcext:value-type="float">
            <text:p>-2.1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5.7" calcext:value-type="float">
            <text:p>50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8.2" calcext:value-type="float">
            <text:p>648.2</text:p>
          </table:table-cell>
          <table:table-cell office:value-type="float" office:value="862.84" calcext:value-type="float">
            <text:p>862.84</text:p>
          </table:table-cell>
          <table:table-cell office:value-type="float" office:value="-0.30072" calcext:value-type="float">
            <text:p>-0.30072</text:p>
          </table:table-cell>
          <table:table-cell office:value-type="float" office:value="-2.1569" calcext:value-type="float">
            <text:p>-2.1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-101.96" calcext:value-type="float">
            <text:p>-101.96</text:p>
          </table:table-cell>
          <table:table-cell office:value-type="float" office:value="0.68629" calcext:value-type="float">
            <text:p>0.68629</text:p>
          </table:table-cell>
          <table:table-cell table:formula="of:=-0.2066/100" office:value-type="float" office:value="-0.002066" calcext:value-type="float">
            <text:p>-0.002066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27.33" calcext:value-type="float">
            <text:p>527.33</text:p>
          </table:table-cell>
          <table:table-cell office:value-type="float" office:value="-2.1596" calcext:value-type="float">
            <text:p>-2.1596</text:p>
          </table:table-cell>
          <table:table-cell table:formula="of:=0.43234/100" office:value-type="float" office:value="0.0043234" calcext:value-type="float">
            <text:p>0.0043234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4.8" calcext:value-type="float">
            <text:p>11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-101.96" calcext:value-type="float">
            <text:p>-101.96</text:p>
          </table:table-cell>
          <table:table-cell office:value-type="float" office:value="527.33" calcext:value-type="float">
            <text:p>527.33</text:p>
          </table:table-cell>
          <table:table-cell office:value-type="float" office:value="0.68629" calcext:value-type="float">
            <text:p>0.68629</text:p>
          </table:table-cell>
          <table:table-cell office:value-type="float" office:value="-2.1596" calcext:value-type="float">
            <text:p>-2.1596</text:p>
          </table:table-cell>
          <table:table-cell table:formula="of:=-0.2066/100" office:value-type="float" office:value="-0.002066" calcext:value-type="float">
            <text:p>-0.002066</text:p>
          </table:table-cell>
          <table:table-cell table:formula="of:=0.43234/100" office:value-type="float" office:value="0.0043234" calcext:value-type="float">
            <text:p>0.004323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.865" calcext:value-type="float">
            <text:p>11.8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.108" calcext:value-type="float">
            <text:p>64.1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9.3" calcext:value-type="float">
            <text:p>3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.865" calcext:value-type="float">
            <text:p>11.865</text:p>
          </table:table-cell>
          <table:table-cell office:value-type="float" office:value="64.108" calcext:value-type="float">
            <text:p>64.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94.28" calcext:value-type="float">
            <text:p>694.28</text:p>
          </table:table-cell>
          <table:table-cell office:value-type="float" office:value="-3.0173" calcext:value-type="float">
            <text:p>-3.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-580.82" calcext:value-type="float">
            <text:p>-580.82</text:p>
          </table:table-cell>
          <table:table-cell office:value-type="float" office:value="3.6997" calcext:value-type="float">
            <text:p>3.6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3.36" calcext:value-type="float">
            <text:p>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94.28" calcext:value-type="float">
            <text:p>694.28</text:p>
          </table:table-cell>
          <table:table-cell office:value-type="float" office:value="-580.82" calcext:value-type="float">
            <text:p>-580.82</text:p>
          </table:table-cell>
          <table:table-cell office:value-type="float" office:value="-3.0173" calcext:value-type="float">
            <text:p>-3.0173</text:p>
          </table:table-cell>
          <table:table-cell office:value-type="float" office:value="3.6997" calcext:value-type="float">
            <text:p>3.6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7.701" calcext:value-type="float">
            <text:p>77.7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47.42" calcext:value-type="float">
            <text:p>247.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30.48" calcext:value-type="float">
            <text:p>-3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7.701" calcext:value-type="float">
            <text:p>77.701</text:p>
          </table:table-cell>
          <table:table-cell office:value-type="float" office:value="247.42" calcext:value-type="float">
            <text:p>247.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38.672" calcext:value-type="float">
            <text:p>-38.672</text:p>
          </table:table-cell>
          <table:table-cell office:value-type="float" office:value="0.86149" calcext:value-type="float">
            <text:p>0.86149</text:p>
          </table:table-cell>
          <table:table-cell table:formula="of:=-0.17906/100" office:value-type="float" office:value="-0.0017906" calcext:value-type="float">
            <text:p>-0.0017906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19.8" calcext:value-type="float">
            <text:p>919.8</text:p>
          </table:table-cell>
          <table:table-cell office:value-type="float" office:value="-3.9132" calcext:value-type="float">
            <text:p>-3.9132</text:p>
          </table:table-cell>
          <table:table-cell table:formula="of:=0.46309/100" office:value-type="float" office:value="0.0046309" calcext:value-type="float">
            <text:p>0.0046309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5.33" calcext:value-type="float">
            <text:p>6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38.672" calcext:value-type="float">
            <text:p>-38.672</text:p>
          </table:table-cell>
          <table:table-cell office:value-type="float" office:value="919.8" calcext:value-type="float">
            <text:p>919.8</text:p>
          </table:table-cell>
          <table:table-cell office:value-type="float" office:value="0.86149" calcext:value-type="float">
            <text:p>0.86149</text:p>
          </table:table-cell>
          <table:table-cell office:value-type="float" office:value="-3.9132" calcext:value-type="float">
            <text:p>-3.9132</text:p>
          </table:table-cell>
          <table:table-cell table:formula="of:=-0.17906/100" office:value-type="float" office:value="-0.0017906" calcext:value-type="float">
            <text:p>-0.0017906</text:p>
          </table:table-cell>
          <table:table-cell table:formula="of:=0.46309/100" office:value-type="float" office:value="0.0046309" calcext:value-type="float">
            <text:p>0.004630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3.563" calcext:value-type="float">
            <text:p>73.5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6.16" calcext:value-type="float">
            <text:p>196.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83.98" calcext:value-type="float">
            <text:p>-83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3.563" calcext:value-type="float">
            <text:p>73.563</text:p>
          </table:table-cell>
          <table:table-cell office:value-type="float" office:value="196.16" calcext:value-type="float">
            <text:p>196.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8.06" calcext:value-type="float">
            <text:p>838.06</text:p>
          </table:table-cell>
          <table:table-cell office:value-type="float" office:value="-1.0158" calcext:value-type="float">
            <text:p>-1.0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048.9" calcext:value-type="float">
            <text:p>3048.9</text:p>
          </table:table-cell>
          <table:table-cell office:value-type="float" office:value="-10.247" calcext:value-type="float">
            <text:p>-10.2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8.06" calcext:value-type="float">
            <text:p>838.06</text:p>
          </table:table-cell>
          <table:table-cell office:value-type="float" office:value="3048.9" calcext:value-type="float">
            <text:p>3048.9</text:p>
          </table:table-cell>
          <table:table-cell office:value-type="float" office:value="-1.0158" calcext:value-type="float">
            <text:p>-1.0158</text:p>
          </table:table-cell>
          <table:table-cell office:value-type="float" office:value="-10.247" calcext:value-type="float">
            <text:p>-10.2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61.79" calcext:value-type="float">
            <text:p>361.79</text:p>
          </table:table-cell>
          <table:table-cell office:value-type="float" office:value="-1.0651" calcext:value-type="float">
            <text:p>-1.06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75.92" calcext:value-type="float">
            <text:p>175.92</text:p>
          </table:table-cell>
          <table:table-cell office:value-type="float" office:value="1.1966" calcext:value-type="float">
            <text:p>1.1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01.6" calcext:value-type="float">
            <text:p>-10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61.79" calcext:value-type="float">
            <text:p>361.79</text:p>
          </table:table-cell>
          <table:table-cell office:value-type="float" office:value="175.92" calcext:value-type="float">
            <text:p>175.92</text:p>
          </table:table-cell>
          <table:table-cell office:value-type="float" office:value="-1.0651" calcext:value-type="float">
            <text:p>-1.0651</text:p>
          </table:table-cell>
          <table:table-cell office:value-type="float" office:value="1.1966" calcext:value-type="float">
            <text:p>1.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28.55" calcext:value-type="float">
            <text:p>128.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253.92" calcext:value-type="float">
            <text:p>253.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4.82" calcext:value-type="float">
            <text:p>24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28.55" calcext:value-type="float">
            <text:p>128.55</text:p>
          </table:table-cell>
          <table:table-cell office:value-type="float" office:value="253.92" calcext:value-type="float">
            <text:p>253.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8.141" calcext:value-type="float">
            <text:p>68.141</text:p>
          </table:table-cell>
          <table:table-cell office:value-type="float" office:value="-0.7386" calcext:value-type="float">
            <text:p>-0.7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39.101" calcext:value-type="float">
            <text:p>-39.101</text:p>
          </table:table-cell>
          <table:table-cell office:value-type="float" office:value="0.84587" calcext:value-type="float">
            <text:p>0.84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erbaum 1991 (PSRK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15.3" calcext:value-type="float">
            <text:p>3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8.141" calcext:value-type="float">
            <text:p>68.141</text:p>
          </table:table-cell>
          <table:table-cell office:value-type="float" office:value="-39.101" calcext:value-type="float">
            <text:p>-39.101</text:p>
          </table:table-cell>
          <table:table-cell office:value-type="float" office:value="-0.7386" calcext:value-type="float">
            <text:p>-0.7386</text:p>
          </table:table-cell>
          <table:table-cell office:value-type="float" office:value="0.84587" calcext:value-type="float">
            <text:p>0.84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4.01" calcext:value-type="float">
            <text:p>3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78.45" calcext:value-type="float">
            <text:p>-7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string" calcext:value-type="string">
            <text:p>Fisher 1996 (PSRK)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6.8" calcext:value-type="float">
            <text:p>10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string" calcext:value-type="string">
            <text:p>i 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ij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cij</text:p>
          </table:table-cell>
          <table:table-cell table:number-columns-repeated="5"/>
          <table:table-cell office:value-type="string" calcext:value-type="string">
            <text:p>aji</text:p>
          </table:table-cell>
          <table:table-cell office:value-type="string" calcext:value-type="string">
            <text:p>bji</text:p>
          </table:table-cell>
          <table:table-cell office:value-type="string" calcext:value-type="string">
            <text:p>cji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32.69" calcext:value-type="float">
            <text:p>-3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4.8" calcext:value-type="float">
            <text:p>674.8</text:p>
          </table:table-cell>
          <table:table-cell office:value-type="float" office:value="0.7396" calcext:value-type="float">
            <text:p>0.7396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.155" calcext:value-type="float">
            <text:p>50.155</text:p>
          </table:table-cell>
          <table:table-cell office:value-type="float" office:value="-0.1287" calcext:value-type="float">
            <text:p>-0.1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41" calcext:value-type="float">
            <text:p>5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54.3" calcext:value-type="float">
            <text:p>2054.3</text:p>
          </table:table-cell>
          <table:table-cell office:value-type="float" office:value="-3.4233" calcext:value-type="float">
            <text:p>-3.4233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3.9" calcext:value-type="float">
            <text:p>1243.9</text:p>
          </table:table-cell>
          <table:table-cell office:value-type="float" office:value="17.412" calcext:value-type="float">
            <text:p>17.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52.65" calcext:value-type="float">
            <text:p>-5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3.27" calcext:value-type="float">
            <text:p>-163.2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7.481" calcext:value-type="float">
            <text:p>-7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1.12" calcext:value-type="float">
            <text:p>271.12</text:p>
          </table:table-cell>
          <table:table-cell office:value-type="float" office:value="-0.9903" calcext:value-type="float">
            <text:p>-0.9903</text:p>
          </table:table-cell>
          <table:table-cell table:style-name="ce1" office:value-type="float" office:value="0.00319" calcext:value-type="float">
            <text:p>3.19E-003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.7506" calcext:value-type="float">
            <text:p>3.7506</text:p>
          </table:table-cell>
          <table:table-cell office:value-type="float" office:value="0.3229" calcext:value-type="float">
            <text:p>0.3229</text:p>
          </table:table-cell>
          <table:table-cell table:style-name="ce1" office:value-type="float" office:value="-0.002011" calcext:value-type="float">
            <text:p>-2.01E-003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25.31" calcext:value-type="float">
            <text:p>-2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3.3" calcext:value-type="float">
            <text:p>613.3</text:p>
          </table:table-cell>
          <table:table-cell office:value-type="float" office:value="-2.5418" calcext:value-type="float">
            <text:p>-2.5418</text:p>
          </table:table-cell>
          <table:table-cell table:style-name="ce1" office:value-type="float" office:value="0.006638" calcext:value-type="float">
            <text:p>6.64E-003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15.96" calcext:value-type="float">
            <text:p>315.96</text:p>
          </table:table-cell>
          <table:table-cell office:value-type="float" office:value="-0.4563" calcext:value-type="float">
            <text:p>-0.4563</text:p>
          </table:table-cell>
          <table:table-cell table:style-name="ce1" office:value-type="float" office:value="-0.00156" calcext:value-type="float">
            <text:p>-1.56E-003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87.5" calcext:value-type="float">
            <text:p>2287.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381.1001" calcext:value-type="float">
            <text:p>2381.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52.107" calcext:value-type="float">
            <text:p>-52.107</text:p>
          </table:table-cell>
          <table:table-cell office:value-type="float" office:value="1.5473" calcext:value-type="float">
            <text:p>1.5473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48.57" calcext:value-type="float">
            <text:p>148.57</text:p>
          </table:table-cell>
          <table:table-cell office:value-type="float" office:value="-1.1151" calcext:value-type="float">
            <text:p>-1.1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-31.52" calcext:value-type="float">
            <text:p>-3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.602" calcext:value-type="float">
            <text:p>38.6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72.88" calcext:value-type="float">
            <text:p>-7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231.09" calcext:value-type="float">
            <text:p>-231.09</text:p>
          </table:table-cell>
          <table:table-cell office:value-type="float" office:value="5.8221" calcext:value-type="float">
            <text:p>5.8221</text:p>
          </table:table-cell>
          <table:table-cell table:style-name="ce1" office:value-type="float" office:value="-0.01655" calcext:value-type="float">
            <text:p>-1.66E-002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67.1" calcext:value-type="float">
            <text:p>667.1</text:p>
          </table:table-cell>
          <table:table-cell office:value-type="float" office:value="-8.0999" calcext:value-type="float">
            <text:p>-8.0999</text:p>
          </table:table-cell>
          <table:table-cell table:style-name="ce1" office:value-type="float" office:value="0.02256" calcext:value-type="float">
            <text:p>2.26E-002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.49" calcext:value-type="float">
            <text:p>5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float" office:value="-0.8727" calcext:value-type="float">
            <text:p>-0.8727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99.44" calcext:value-type="float">
            <text:p>399.44</text:p>
          </table:table-cell>
          <table:table-cell office:value-type="float" office:value="-0.5806" calcext:value-type="float">
            <text:p>-0.5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65.9" calcext:value-type="float">
            <text:p>-1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-241.56" calcext:value-type="float">
            <text:p>-241.56</text:p>
          </table:table-cell>
          <table:table-cell office:value-type="float" office:value="1.2296" calcext:value-type="float">
            <text:p>1.2296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364.32" calcext:value-type="float">
            <text:p>-364.32</text:p>
          </table:table-cell>
          <table:table-cell office:value-type="float" office:value="0.8134" calcext:value-type="float">
            <text:p>0.8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7.41" calcext:value-type="float">
            <text:p>4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0.1" calcext:value-type="float">
            <text:p>1500.1</text:p>
          </table:table-cell>
          <table:table-cell office:value-type="float" office:value="-2.6423" calcext:value-type="float">
            <text:p>-2.6423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05.9" calcext:value-type="float">
            <text:p>-305.9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5.132" calcext:value-type="float">
            <text:p>-5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27.81" calcext:value-type="float">
            <text:p>627.8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2.16" calcext:value-type="float">
            <text:p>392.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31.95" calcext:value-type="float">
            <text:p>-3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19.25" calcext:value-type="float">
            <text:p>219.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-29.4" calcext:value-type="float">
            <text:p>-29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7.3" calcext:value-type="float">
            <text:p>14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31.51" calcext:value-type="float">
            <text:p>131.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-65.123" calcext:value-type="float">
            <text:p>-65.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09.59" calcext:value-type="float">
            <text:p>309.5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8.687" calcext:value-type="float">
            <text:p>58.6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34.36" calcext:value-type="float">
            <text:p>-3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9.132" calcext:value-type="float">
            <text:p>49.1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-98.107" calcext:value-type="float">
            <text:p>-98.1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0.2" calcext:value-type="float">
            <text:p>1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34.87" calcext:value-type="float">
            <text:p>734.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6.884" calcext:value-type="float">
            <text:p>16.8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.89" calcext:value-type="float">
            <text:p>1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80.05" calcext:value-type="float">
            <text:p>680.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-252.61" calcext:value-type="float">
            <text:p>-252.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0.74" calcext:value-type="float">
            <text:p>3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21.15" calcext:value-type="float">
            <text:p>821.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07.54" calcext:value-type="float">
            <text:p>607.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7.97" calcext:value-type="float">
            <text:p>2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96.88" calcext:value-type="float">
            <text:p>296.88</text:p>
          </table:table-cell>
          <table:table-cell office:value-type="float" office:value="-0.2073" calcext:value-type="float">
            <text:p>-0.2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49.32" calcext:value-type="float">
            <text:p>249.32</text:p>
          </table:table-cell>
          <table:table-cell office:value-type="float" office:value="-0.9249" calcext:value-type="float">
            <text:p>-0.9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1.92" calcext:value-type="float">
            <text:p>-1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7.876" calcext:value-type="float">
            <text:p>37.8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.5762" calcext:value-type="float">
            <text:p>5.57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9.93" calcext:value-type="float">
            <text:p>39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-303.76" calcext:value-type="float">
            <text:p>-303.76</text:p>
          </table:table-cell>
          <table:table-cell office:value-type="float" office:value="2.1966" calcext:value-type="float">
            <text:p>2.1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06.32" calcext:value-type="float">
            <text:p>406.32</text:p>
          </table:table-cell>
          <table:table-cell office:value-type="float" office:value="-1.523" calcext:value-type="float">
            <text:p>-1.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-23.61" calcext:value-type="float">
            <text:p>-2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3.158" calcext:value-type="float">
            <text:p>23.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.011" calcext:value-type="float">
            <text:p>40.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8.479" calcext:value-type="float">
            <text:p>-8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6.44" calcext:value-type="float">
            <text:p>126.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45.21" calcext:value-type="float">
            <text:p>24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10.64" calcext:value-type="float">
            <text:p>510.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8.16" calcext:value-type="float">
            <text:p>148.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.02" calcext:value-type="float">
            <text:p>8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671.69" calcext:value-type="float">
            <text:p>671.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16.17" calcext:value-type="float">
            <text:p>516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847.4" calcext:value-type="float">
            <text:p>2847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357.2" calcext:value-type="float">
            <text:p>2357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446" calcext:value-type="float">
            <text:p>3.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138.4" calcext:value-type="float">
            <text:p>2138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05.73" calcext:value-type="float">
            <text:p>505.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13.6" calcext:value-type="float">
            <text:p>-1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8.95" calcext:value-type="float">
            <text:p>138.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-490.47" calcext:value-type="float">
            <text:p>-490.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-72.04" calcext:value-type="float">
            <text:p>-72.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14.57" calcext:value-type="float">
            <text:p>414.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2.52" calcext:value-type="float">
            <text:p>-1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53.56" calcext:value-type="float">
            <text:p>553.56</text:p>
          </table:table-cell>
          <table:table-cell office:value-type="float" office:value="-4.7829" calcext:value-type="float">
            <text:p>-4.7829</text:p>
          </table:table-cell>
          <table:table-cell office:value-type="float" office:value="0.01032" calcext:value-type="float">
            <text:p>0.01032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534.4" calcext:value-type="float">
            <text:p>2534.4</text:p>
          </table:table-cell>
          <table:table-cell office:value-type="float" office:value="-9.2193" calcext:value-type="float">
            <text:p>-9.2193</text:p>
          </table:table-cell>
          <table:table-cell table:style-name="ce1" office:value-type="float" office:value="0.00802" calcext:value-type="float">
            <text:p>8.02E-003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6.1" calcext:value-type="float">
            <text:p>4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90.24" calcext:value-type="float">
            <text:p>190.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389.2" calcext:value-type="float">
            <text:p>2389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7.5" calcext:value-type="float">
            <text:p>2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-33.079" calcext:value-type="float">
            <text:p>-33.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07.19" calcext:value-type="float">
            <text:p>307.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.92" calcext:value-type="float">
            <text:p>42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50.05" calcext:value-type="float">
            <text:p>250.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136.6001" calcext:value-type="float">
            <text:p>2136.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61.54" calcext:value-type="float">
            <text:p>261.54</text:p>
          </table:table-cell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31.32" calcext:value-type="float">
            <text:p>231.32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2.1" calcext:value-type="float">
            <text:p>1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-655.58" calcext:value-type="float">
            <text:p>-655.58</text:p>
          </table:table-cell>
          <table:table-cell office:value-type="float" office:value="1.0667" calcext:value-type="float">
            <text:p>1.0667</text:p>
          </table:table-cell>
          <table:table-cell table:style-name="ce1" office:value-type="float" office:value="0.0005792" calcext:value-type="float">
            <text:p>5.79E-004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-395.59" calcext:value-type="float">
            <text:p>-395.59</text:p>
          </table:table-cell>
          <table:table-cell office:value-type="float" office:value="-0.2461" calcext:value-type="float">
            <text:p>-0.2461</text:p>
          </table:table-cell>
          <table:table-cell table:style-name="ce1" office:value-type="float" office:value="0.00007668" calcext:value-type="float">
            <text:p>7.67E-005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0.4" calcext:value-type="float">
            <text:p>1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-1163.5" calcext:value-type="float">
            <text:p>-1163.5</text:p>
          </table:table-cell>
          <table:table-cell office:value-type="float" office:value="5.4765" calcext:value-type="float">
            <text:p>5.4765</text:p>
          </table:table-cell>
          <table:table-cell table:style-name="ce1" office:value-type="float" office:value="-0.002603" calcext:value-type="float">
            <text:p>-2.60E-003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720.6" calcext:value-type="float">
            <text:p>1720.6</text:p>
          </table:table-cell>
          <table:table-cell office:value-type="float" office:value="-4.3437" calcext:value-type="float">
            <text:p>-4.3437</text:p>
          </table:table-cell>
          <table:table-cell table:style-name="ce1" office:value-type="float" office:value="0.00131" calcext:value-type="float">
            <text:p>1.31E-003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.51" calcext:value-type="float">
            <text:p>2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1159.6" calcext:value-type="float">
            <text:p>-1159.6</text:p>
          </table:table-cell>
          <table:table-cell office:value-type="float" office:value="8.6791" calcext:value-type="float">
            <text:p>8.6791</text:p>
          </table:table-cell>
          <table:table-cell table:style-name="ce1" office:value-type="float" office:value="-0.006993" calcext:value-type="float">
            <text:p>-6.99E-003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0.553" calcext:value-type="float">
            <text:p>60.553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-0.006244" calcext:value-type="float">
            <text:p>-6.24E-003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163" calcext:value-type="float">
            <text:p>1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-2181.9" calcext:value-type="float">
            <text:p>-2181.9</text:p>
          </table:table-cell>
          <table:table-cell office:value-type="float" office:value="14.238" calcext:value-type="float">
            <text:p>14.238</text:p>
          </table:table-cell>
          <table:table-cell table:style-name="ce1" office:value-type="float" office:value="-0.01245" calcext:value-type="float">
            <text:p>-1.25E-002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-1899.6" calcext:value-type="float">
            <text:p>-1899.6</text:p>
          </table:table-cell>
          <table:table-cell office:value-type="float" office:value="58.045" calcext:value-type="float">
            <text:p>58.045</text:p>
          </table:table-cell>
          <table:table-cell table:style-name="ce1" office:value-type="float" office:value="-0.09762" calcext:value-type="float">
            <text:p>-9.76E-002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8.7" calcext:value-type="float">
            <text:p>-2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-318.89" calcext:value-type="float">
            <text:p>-318.89</text:p>
          </table:table-cell>
          <table:table-cell office:value-type="float" office:value="2.8368" calcext:value-type="float">
            <text:p>2.8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00.01" calcext:value-type="float">
            <text:p>200.01</text:p>
          </table:table-cell>
          <table:table-cell office:value-type="float" office:value="12.19" calcext:value-type="float">
            <text:p>12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25.38" calcext:value-type="float">
            <text:p>-2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93.1001" calcext:value-type="float">
            <text:p>2093.1001</text:p>
          </table:table-cell>
          <table:table-cell office:value-type="float" office:value="-1.9652" calcext:value-type="float">
            <text:p>-1.9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-1715.5" calcext:value-type="float">
            <text:p>-1715.5</text:p>
          </table:table-cell>
          <table:table-cell office:value-type="float" office:value="5.4802" calcext:value-type="float">
            <text:p>5.4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24.93" calcext:value-type="float">
            <text:p>724.93</text:p>
          </table:table-cell>
          <table:table-cell office:value-type="float" office:value="-0.0136" calcext:value-type="float">
            <text:p>-0.0136</text:p>
          </table:table-cell>
          <table:table-cell table:style-name="ce1" office:value-type="float" office:value="0.001058" calcext:value-type="float">
            <text:p>1.06E-003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-8.1881" calcext:value-type="float">
            <text:p>-8.1881</text:p>
          </table:table-cell>
          <table:table-cell office:value-type="float" office:value="-0.2077" calcext:value-type="float">
            <text:p>-0.2077</text:p>
          </table:table-cell>
          <table:table-cell table:style-name="ce1" office:value-type="float" office:value="0.0001303" calcext:value-type="float">
            <text:p>1.30E-004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47.63" calcext:value-type="float">
            <text:p>-4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951.4" calcext:value-type="float">
            <text:p>1951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183.5" calcext:value-type="float">
            <text:p>218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40.62" calcext:value-type="float">
            <text:p>-4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-1665.5" calcext:value-type="float">
            <text:p>-1665.5</text:p>
          </table:table-cell>
          <table:table-cell office:value-type="float" office:value="13.772" calcext:value-type="float">
            <text:p>13.772</text:p>
          </table:table-cell>
          <table:table-cell table:style-name="ce1" office:value-type="float" office:value="-0.01405" calcext:value-type="float">
            <text:p>-1.41E-002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-6058.1001" calcext:value-type="float">
            <text:p>-6058.1001</text:p>
          </table:table-cell>
          <table:table-cell office:value-type="float" office:value="31.281" calcext:value-type="float">
            <text:p>31.281</text:p>
          </table:table-cell>
          <table:table-cell table:style-name="ce1" office:value-type="float" office:value="-0.03308" calcext:value-type="float">
            <text:p>-3.31E-002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95.7" calcext:value-type="float">
            <text:p>695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28.8" calcext:value-type="float">
            <text:p>628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0.25" calcext:value-type="float">
            <text:p>4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503.5" calcext:value-type="float">
            <text:p>150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23.5" calcext:value-type="float">
            <text:p>-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027.5" calcext:value-type="float">
            <text:p>402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988.6001" calcext:value-type="float">
            <text:p>3988.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1.06" calcext:value-type="float">
            <text:p>5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32.28" calcext:value-type="float">
            <text:p>132.28</text:p>
          </table:table-cell>
          <table:table-cell office:value-type="float" office:value="-1.4761" calcext:value-type="float">
            <text:p>-1.4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8.074" calcext:value-type="float">
            <text:p>18.074</text:p>
          </table:table-cell>
          <table:table-cell office:value-type="float" office:value="1.8879" calcext:value-type="float">
            <text:p>1.8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0.9" calcext:value-type="float">
            <text:p>1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46.47" calcext:value-type="float">
            <text:p>646.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49.52" calcext:value-type="float">
            <text:p>649.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0.32" calcext:value-type="float">
            <text:p>7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7.6453" calcext:value-type="float">
            <text:p>7.64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-119.69" calcext:value-type="float">
            <text:p>-119.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1.996" calcext:value-type="float">
            <text:p>-1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79.19" calcext:value-type="float">
            <text:p>679.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602.1" calcext:value-type="float">
            <text:p>1602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.62" calcext:value-type="float">
            <text:p>1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-162" calcext:value-type="float">
            <text:p>-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2.64" calcext:value-type="float">
            <text:p>8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10.9" calcext:value-type="float">
            <text:p>1310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55.7" calcext:value-type="float">
            <text:p>1455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4.6" calcext:value-type="float">
            <text:p>17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18.72" calcext:value-type="float">
            <text:p>818.72</text:p>
          </table:table-cell>
          <table:table-cell office:value-type="float" office:value="-3.5627" calcext:value-type="float">
            <text:p>-3.5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-742.2" calcext:value-type="float">
            <text:p>-742.2</text:p>
          </table:table-cell>
          <table:table-cell office:value-type="float" office:value="2.9173" calcext:value-type="float">
            <text:p>2.9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.38" calcext:value-type="float">
            <text:p>4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95.3" calcext:value-type="float">
            <text:p>2795.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-350.71" calcext:value-type="float">
            <text:p>-350.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4.07" calcext:value-type="float">
            <text:p>6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97.09" calcext:value-type="float">
            <text:p>197.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0.093" calcext:value-type="float">
            <text:p>70.0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73.859" calcext:value-type="float">
            <text:p>73.8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0.349" calcext:value-type="float">
            <text:p>50.3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4.2" calcext:value-type="float">
            <text:p>12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-191.54" calcext:value-type="float">
            <text:p>-191.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78.87" calcext:value-type="float">
            <text:p>378.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-131.7" calcext:value-type="float">
            <text:p>-13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-209.22" calcext:value-type="float">
            <text:p>-209.22</text:p>
          </table:table-cell>
          <table:table-cell office:value-type="float" office:value="1.7024" calcext:value-type="float">
            <text:p>1.7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.144" calcext:value-type="float">
            <text:p>57.144</text:p>
          </table:table-cell>
          <table:table-cell office:value-type="float" office:value="-0.9138" calcext:value-type="float">
            <text:p>-0.9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6.4" calcext:value-type="float">
            <text:p>456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13.21" calcext:value-type="float">
            <text:p>113.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-94.959" calcext:value-type="float">
            <text:p>-94.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-164.86" calcext:value-type="float">
            <text:p>-164.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826.49" calcext:value-type="float">
            <text:p>826.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4.904" calcext:value-type="float">
            <text:p>14.9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-16.11" calcext:value-type="float">
            <text:p>-1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67.11" calcext:value-type="float">
            <text:p>767.11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73.02" calcext:value-type="float">
            <text:p>373.02</text:p>
          </table:table-cell>
          <table:table-cell office:value-type="float" office:value="-0.4555" calcext:value-type="float">
            <text:p>-0.4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.755" calcext:value-type="float">
            <text:p>9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95.548" calcext:value-type="float">
            <text:p>95.5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30.027" calcext:value-type="float">
            <text:p>-30.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2.4" calcext:value-type="float">
            <text:p>1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255.14" calcext:value-type="float">
            <text:p>-255.14</text:p>
          </table:table-cell>
          <table:table-cell office:value-type="float" office:value="2.2203" calcext:value-type="float">
            <text:p>2.2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09.42" calcext:value-type="float">
            <text:p>209.42</text:p>
          </table:table-cell>
          <table:table-cell office:value-type="float" office:value="-1.3662" calcext:value-type="float">
            <text:p>-1.3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43.6" calcext:value-type="float">
            <text:p>5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90.21" calcext:value-type="float">
            <text:p>590.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453.4" calcext:value-type="float">
            <text:p>1453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1.1" calcext:value-type="float">
            <text:p>1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73.45" calcext:value-type="float">
            <text:p>973.45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900" calcext:value-type="float">
            <text:p>1900</text:p>
          </table:table-cell>
          <table:table-cell office:value-type="float" office:value="3.415" calcext:value-type="float">
            <text:p>3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84.45" calcext:value-type="float">
            <text:p>38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1339" calcext:value-type="float">
            <text:p>1339</text:p>
          </table:table-cell>
          <table:table-cell office:value-type="float" office:value="0.1403" calcext:value-type="float">
            <text:p>0.1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1893.1" calcext:value-type="float">
            <text:p>1893.1</text:p>
          </table:table-cell>
          <table:table-cell office:value-type="float" office:value="11.556" calcext:value-type="float">
            <text:p>11.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.13" calcext:value-type="float">
            <text:p>6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08.14" calcext:value-type="float">
            <text:p>208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2.043" calcext:value-type="float">
            <text:p>32.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.81" calcext:value-type="float">
            <text:p>3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7.425" calcext:value-type="float">
            <text:p>17.4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.868" calcext:value-type="float">
            <text:p>11.8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.419" calcext:value-type="float">
            <text:p>62.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6233" calcext:value-type="float">
            <text:p>1.62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46.8" calcext:value-type="float">
            <text:p>-1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-7.7202" calcext:value-type="float">
            <text:p>-7.72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2.631" calcext:value-type="float">
            <text:p>32.6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9.6" calcext:value-type="float">
            <text:p>8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-23.358" calcext:value-type="float">
            <text:p>-23.3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4.349" calcext:value-type="float">
            <text:p>44.3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.986" calcext:value-type="float">
            <text:p>11.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.1214" calcext:value-type="float">
            <text:p>2.12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2.3" calcext:value-type="float">
            <text:p>36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18.703" calcext:value-type="float">
            <text:p>-18.7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.34" calcext:value-type="float">
            <text:p>2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sher 1996 (PSRK)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0.1" calcext:value-type="float">
            <text:p>1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.39" calcext:value-type="float">
            <text:p>2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5.84" calcext:value-type="float">
            <text:p>8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.12" calcext:value-type="float">
            <text:p>1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2.13" calcext:value-type="float">
            <text:p>52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44.85" calcext:value-type="float">
            <text:p>-4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22.31" calcext:value-type="float">
            <text:p>-2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223.9" calcext:value-type="float">
            <text:p>-22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7.5" calcext:value-type="float">
            <text:p>2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1.87" calcext:value-type="float">
            <text:p>3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22.97" calcext:value-type="float">
            <text:p>-2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2.32" calcext:value-type="float">
            <text:p>6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1.3" calcext:value-type="float">
            <text:p>12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88.5" calcext:value-type="float">
            <text:p>28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97.27" calcext:value-type="float">
            <text:p>-9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8.41" calcext:value-type="float">
            <text:p>28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7.3" calcext:value-type="float">
            <text:p>1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21.4" calcext:value-type="float">
            <text:p>2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8.68" calcext:value-type="float">
            <text:p>5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-154.2" calcext:value-type="float">
            <text:p>-15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101.12" calcext:value-type="float">
            <text:p>-10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-2.504" calcext:value-type="float">
            <text:p>-2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-123.6" calcext:value-type="float">
            <text:p>-1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95.8" calcext:value-type="float">
            <text:p>39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-237.2" calcext:value-type="float">
            <text:p>-2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133.9" calcext:value-type="float">
            <text:p>-13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0.6" calcext:value-type="float">
            <text:p>14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17.6" calcext:value-type="float">
            <text:p>31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87.9" calcext:value-type="float">
            <text:p>78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4.4" calcext:value-type="float">
            <text:p>23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-23.88" calcext:value-type="float">
            <text:p>-2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7.9" calcext:value-type="float">
            <text:p>1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-86.88" calcext:value-type="float">
            <text:p>-8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42.9" calcext:value-type="float">
            <text:p>14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.93" calcext:value-type="float">
            <text:p>2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7.05" calcext:value-type="float">
            <text:p>4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.15" calcext:value-type="float">
            <text:p>74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.82" calcext:value-type="float">
            <text:p>2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4.5" calcext:value-type="float">
            <text:p>-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7.6" calcext:value-type="float">
            <text:p>37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4.2" calcext:value-type="float">
            <text:p>24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5.8" calcext:value-type="float">
            <text:p>36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70" calcext:value-type="float">
            <text:p>-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5.69" calcext:value-type="float">
            <text:p>65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96.4" calcext:value-type="float">
            <text:p>29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9.9" calcext:value-type="float">
            <text:p>10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62.8" calcext:value-type="float">
            <text:p>7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138.4" calcext:value-type="float">
            <text:p>-1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9.86" calcext:value-type="float">
            <text:p>8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2.9" calcext:value-type="float">
            <text:p>12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4.7" calcext:value-type="float">
            <text:p>13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02.5" calcext:value-type="float">
            <text:p>40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97.05" calcext:value-type="float">
            <text:p>-9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-127.8" calcext:value-type="float">
            <text:p>-1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0.68" calcext:value-type="float">
            <text:p>4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.56" calcext:value-type="float">
            <text:p>1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8.8" calcext:value-type="float">
            <text:p>1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50.6" calcext:value-type="float">
            <text:p>1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6.41" calcext:value-type="float">
            <text:p>26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14.52" calcext:value-type="float">
            <text:p>61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-143.2" calcext:value-type="float">
            <text:p>-14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97.4" calcext:value-type="float">
            <text:p>39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19.1" calcext:value-type="float">
            <text:p>4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-157.3" calcext:value-type="float">
            <text:p>-1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-240.2" calcext:value-type="float">
            <text:p>-2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39.83" calcext:value-type="float">
            <text:p>83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15.8" calcext:value-type="float">
            <text:p>6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91.6" calcext:value-type="float">
            <text:p>19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21.8" calcext:value-type="float">
            <text:p>22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214" calcext:value-type="float">
            <text:p>6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-19.45" calcext:value-type="float">
            <text:p>-1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74.1" calcext:value-type="float">
            <text:p>27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.845" calcext:value-type="float">
            <text:p>2.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7.13" calcext:value-type="float">
            <text:p>34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6.5" calcext:value-type="float">
            <text:p>98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4.1" calcext:value-type="float">
            <text:p>52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6.1" calcext:value-type="float">
            <text:p>63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3.2" calcext:value-type="float">
            <text:p>80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9.1" calcext:value-type="float">
            <text:p>2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29.1" calcext:value-type="float">
            <text:p>-2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451.6" calcext:value-type="float">
            <text:p>-45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4.5" calcext:value-type="float">
            <text:p>16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5.4" calcext:value-type="float">
            <text:p>24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9.4" calcext:value-type="float">
            <text:p>1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7.7" calcext:value-type="float">
            <text:p>23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242.8" calcext:value-type="float">
            <text:p>-24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17.4" calcext:value-type="float">
            <text:p>-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32.3" calcext:value-type="float">
            <text:p>-1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5.4" calcext:value-type="float">
            <text:p>18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51" calcext:value-type="float">
            <text:p>-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62.2" calcext:value-type="float">
            <text:p>56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27.6" calcext:value-type="float">
            <text:p>5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42.1" calcext:value-type="float">
            <text:p>7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56.3" calcext:value-type="float">
            <text:p>8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5.7" calcext:value-type="float">
            <text:p>32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61.6" calcext:value-type="float">
            <text:p>2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61.6" calcext:value-type="float">
            <text:p>5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09.8" calcext:value-type="float">
            <text:p>60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61.6" calcext:value-type="float">
            <text:p>4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21.6" calcext:value-type="float">
            <text:p>52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7.6" calcext:value-type="float">
            <text:p>2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01.3" calcext:value-type="float">
            <text:p>50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24.9" calcext:value-type="float">
            <text:p>5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8.95" calcext:value-type="float">
            <text:p>6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-25.87" calcext:value-type="float">
            <text:p>-2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89.3" calcext:value-type="float">
            <text:p>38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38.9" calcext:value-type="float">
            <text:p>73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49.7" calcext:value-type="float">
            <text:p>64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4.16" calcext:value-type="float">
            <text:p>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8.63" calcext:value-type="float">
            <text:p>8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4.85" calcext:value-type="float">
            <text:p>8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96.9" calcext:value-type="float">
            <text:p>79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94.4" calcext:value-type="float">
            <text:p>79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94.8" calcext:value-type="float">
            <text:p>3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17.5" calcext:value-type="float">
            <text:p>5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-61.2" calcext:value-type="float">
            <text:p>-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82.5" calcext:value-type="float">
            <text:p>6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2.19" calcext:value-type="float">
            <text:p>7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7.2" calcext:value-type="float">
            <text:p>69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87.6" calcext:value-type="float">
            <text:p>7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37.35" calcext:value-type="float">
            <text:p>63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3.25" calcext:value-type="float">
            <text:p>60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37.1" calcext:value-type="float">
            <text:p>-13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9.6" calcext:value-type="float">
            <text:p>28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65.2" calcext:value-type="float">
            <text:p>-26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340.2" calcext:value-type="float">
            <text:p>-3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9.63" calcext:value-type="float">
            <text:p>24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7.8" calcext:value-type="float">
            <text:p>2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38.4" calcext:value-type="float">
            <text:p>2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481.7" calcext:value-type="float">
            <text:p>-4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370.3" calcext:value-type="float">
            <text:p>-37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406.8" calcext:value-type="float">
            <text:p>-40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18.1" calcext:value-type="float">
            <text:p>-1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378.2" calcext:value-type="float">
            <text:p>-37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2.6" calcext:value-type="float">
            <text:p>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39.8" calcext:value-type="float">
            <text:p>33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69.9" calcext:value-type="float">
            <text:p>6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49.1" calcext:value-type="float">
            <text:p>6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09.6" calcext:value-type="float">
            <text:p>70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12.8" calcext:value-type="float">
            <text:p>6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2.6" calcext:value-type="float">
            <text:p>25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11.29" calcext:value-type="float">
            <text:p>51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14.2" calcext:value-type="float">
            <text:p>91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48.6" calcext:value-type="float">
            <text:p>44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40.8" calcext:value-type="float">
            <text:p>2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31.3" calcext:value-type="float">
            <text:p>43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94.7" calcext:value-type="float">
            <text:p>49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967.71" calcext:value-type="float">
            <text:p>96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18.8" calcext:value-type="float">
            <text:p>21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645.9" calcext:value-type="float">
            <text:p>6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72.2" calcext:value-type="float">
            <text:p>17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62.7" calcext:value-type="float">
            <text:p>76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-89.24" calcext:value-type="float">
            <text:p>-8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97.8" calcext:value-type="float">
            <text:p>5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65.75" calcext:value-type="float">
            <text:p>26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0.6" calcext:value-type="float">
            <text:p>27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3.8" calcext:value-type="float">
            <text:p>90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95" calcext:value-type="float">
            <text:p>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3.5" calcext:value-type="float">
            <text:p>3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81" calcext:value-type="float">
            <text:p>-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601.8" calcext:value-type="float">
            <text:p>-60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72.5" calcext:value-type="float">
            <text:p>47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0.8" calcext:value-type="float">
            <text:p>4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.8" calcext:value-type="float">
            <text:p>20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4.63" calcext:value-type="float">
            <text:p>124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314.7" calcext:value-type="float">
            <text:p>-31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330.48" calcext:value-type="float">
            <text:p>-33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448.2" calcext:value-type="float">
            <text:p>-44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98.8" calcext:value-type="float">
            <text:p>-5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341.6" calcext:value-type="float">
            <text:p>-3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332.9" calcext:value-type="float">
            <text:p>-3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2.8" calcext:value-type="float">
            <text:p>24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-66.17" calcext:value-type="float">
            <text:p>-66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98.2" calcext:value-type="float">
            <text:p>6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08.7" calcext:value-type="float">
            <text:p>70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26.76" calcext:value-type="float">
            <text:p>82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-274.5" calcext:value-type="float">
            <text:p>-27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17.9" calcext:value-type="float">
            <text:p>41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60.7" calcext:value-type="float">
            <text:p>3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.48" calcext:value-type="float">
            <text:p>2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-137.4" calcext:value-type="float">
            <text:p>-13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9.18" calcext:value-type="float">
            <text:p>79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-240" calcext:value-type="float">
            <text:p>-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86.6" calcext:value-type="float">
            <text:p>3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-287.1" calcext:value-type="float">
            <text:p>-2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84.4" calcext:value-type="float">
            <text:p>2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80.2" calcext:value-type="float">
            <text:p>18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32.2" calcext:value-type="float">
            <text:p>83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-509.3" calcext:value-type="float">
            <text:p>-50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-205.7" calcext:value-type="float">
            <text:p>-20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-384.3" calcext:value-type="float">
            <text:p>-38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27.39" calcext:value-type="float">
            <text:p>627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26.1" calcext:value-type="float">
            <text:p>52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9" calcext:value-type="float">
            <text:p>1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84.9" calcext:value-type="float">
            <text:p>8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259.7" calcext:value-type="float">
            <text:p>-2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01.7" calcext:value-type="float">
            <text:p>-1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4.5" calcext:value-type="float">
            <text:p>3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33.1" calcext:value-type="float">
            <text:p>-13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155.6" calcext:value-type="float">
            <text:p>-15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36.72" calcext:value-type="float">
            <text:p>-3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234.25" calcext:value-type="float">
            <text:p>-234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178.5" calcext:value-type="float">
            <text:p>-17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870.8" calcext:value-type="float">
            <text:p>-8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253.1" calcext:value-type="float">
            <text:p>-2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-341.6" calcext:value-type="float">
            <text:p>-3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33.5" calcext:value-type="float">
            <text:p>16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22.3" calcext:value-type="float">
            <text:p>6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15.12" calcext:value-type="float">
            <text:p>815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838.4" calcext:value-type="float">
            <text:p>8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-167.3" calcext:value-type="float">
            <text:p>-1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-234.7" calcext:value-type="float">
            <text:p>-23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10.5" calcext:value-type="float">
            <text:p>81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6.4" calcext:value-type="float">
            <text:p>47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2.6" calcext:value-type="float">
            <text:p>1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.77" calcext:value-type="float">
            <text:p>2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2.1" calcext:value-type="float">
            <text:p>-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.39" calcext:value-type="float">
            <text:p>2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95.4" calcext:value-type="float">
            <text:p>-19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356.1" calcext:value-type="float">
            <text:p>-3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2.2" calcext:value-type="float">
            <text:p>37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5.4" calcext:value-type="float">
            <text:p>38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1.1" calcext:value-type="float">
            <text:p>1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4.6" calcext:value-type="float">
            <text:p>3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25.3" calcext:value-type="float">
            <text:p>22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450.3" calcext:value-type="float">
            <text:p>-4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9.1" calcext:value-type="float">
            <text:p>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287.5" calcext:value-type="float">
            <text:p>-2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-297.8" calcext:value-type="float">
            <text:p>-2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86.3" calcext:value-type="float">
            <text:p>28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2.86" calcext:value-type="float">
            <text:p>8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52.1" calcext:value-type="float">
            <text:p>5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18.4" calcext:value-type="float">
            <text:p>5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42.6" calcext:value-type="float">
            <text:p>-14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-101.5" calcext:value-type="float">
            <text:p>-1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03.7" calcext:value-type="float">
            <text:p>30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0.6" calcext:value-type="float">
            <text:p>1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17.5" calcext:value-type="float">
            <text:p>3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5.4" calcext:value-type="float">
            <text:p>13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-142.6" calcext:value-type="float">
            <text:p>-14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43.6" calcext:value-type="float">
            <text:p>4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10.4" calcext:value-type="float">
            <text:p>1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4.55" calcext:value-type="float">
            <text:p>11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-40.9" calcext:value-type="float">
            <text:p>-4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7.04" calcext:value-type="float">
            <text:p>9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3.4" calcext:value-type="float">
            <text:p>1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992.4" calcext:value-type="float">
            <text:p>99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6.4" calcext:value-type="float">
            <text:p>1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8.8" calcext:value-type="float">
            <text:p>27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8.8" calcext:value-type="float">
            <text:p>44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7.3" calcext:value-type="float">
            <text:p>34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6.6" calcext:value-type="float">
            <text:p>58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203.6" calcext:value-type="float">
            <text:p>-20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6.4" calcext:value-type="float">
            <text:p>30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71.1" calcext:value-type="float">
            <text:p>-27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37.36" calcext:value-type="float">
            <text:p>-3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5.1" calcext:value-type="float">
            <text:p>1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236.5" calcext:value-type="float">
            <text:p>-23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7.838" calcext:value-type="float">
            <text:p>-7.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4.66" calcext:value-type="float">
            <text:p>22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165.5" calcext:value-type="float">
            <text:p>-1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7.51" calcext:value-type="float">
            <text:p>-47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0.6" calcext:value-type="float">
            <text:p>19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42.8" calcext:value-type="float">
            <text:p>24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45.9" calcext:value-type="float">
            <text:p>2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-55.87" calcext:value-type="float">
            <text:p>-5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3.8" calcext:value-type="float">
            <text:p>1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77.5" calcext:value-type="float">
            <text:p>5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2.1" calcext:value-type="float">
            <text:p>2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.85" calcext:value-type="float">
            <text:p>3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.994" calcext:value-type="float">
            <text:p>5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688" calcext:value-type="float">
            <text:p>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1.1" calcext:value-type="float">
            <text:p>1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10.72" calcext:value-type="float">
            <text:p>-1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2.87" calcext:value-type="float">
            <text:p>72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449.4" calcext:value-type="float">
            <text:p>-4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13.7" calcext:value-type="float">
            <text:p>-21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10.3" calcext:value-type="float">
            <text:p>-1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67" calcext:value-type="float">
            <text:p>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61.3" calcext:value-type="float">
            <text:p>4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89" calcext:value-type="float">
            <text:p>2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294.8" calcext:value-type="float">
            <text:p>-2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266.6" calcext:value-type="float">
            <text:p>-2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-256.3" calcext:value-type="float">
            <text:p>-25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.38" calcext:value-type="float">
            <text:p>3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32.9" calcext:value-type="float">
            <text:p>-1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6.5" calcext:value-type="float">
            <text:p>17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9.5" calcext:value-type="float">
            <text:p>1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171.1" calcext:value-type="float">
            <text:p>-17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9.3" calcext:value-type="float">
            <text:p>1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3.8" calcext:value-type="float">
            <text:p>24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-146.3" calcext:value-type="float">
            <text:p>-14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1.92" calcext:value-type="float">
            <text:p>2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4.37" calcext:value-type="float">
            <text:p>2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-111.45" calcext:value-type="float">
            <text:p>-111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1.57" calcext:value-type="float">
            <text:p>4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75.5" calcext:value-type="float">
            <text:p>1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11.3" calcext:value-type="float">
            <text:p>61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-82.12" calcext:value-type="float">
            <text:p>-8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-234.9" calcext:value-type="float">
            <text:p>-23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-3.444" calcext:value-type="float">
            <text:p>-3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3.5" calcext:value-type="float">
            <text:p>3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7.1" calcext:value-type="float">
            <text:p>2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7.8" calcext:value-type="float">
            <text:p>1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7.8" calcext:value-type="float">
            <text:p>2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9.7" calcext:value-type="float">
            <text:p>1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.87" calcext:value-type="float">
            <text:p>233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32.52" calcext:value-type="float">
            <text:p>-3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90.4" calcext:value-type="float">
            <text:p>-1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241.8" calcext:value-type="float">
            <text:p>-24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57.3" calcext:value-type="float">
            <text:p>4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4.4" calcext:value-type="float">
            <text:p>55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9.37" calcext:value-type="float">
            <text:p>99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3.9" calcext:value-type="float">
            <text:p>19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0.99" calcext:value-type="float">
            <text:p>8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5.6" calcext:value-type="float">
            <text:p>23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1.9" calcext:value-type="float">
            <text:p>3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83.3" calcext:value-type="float">
            <text:p>38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1.5" calcext:value-type="float">
            <text:p>2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-92.26" calcext:value-type="float">
            <text:p>-92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4.5" calcext:value-type="float">
            <text:p>1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-116.7" calcext:value-type="float">
            <text:p>-11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65.37" calcext:value-type="float">
            <text:p>65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.5" calcext:value-type="float">
            <text:p>2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4.5" calcext:value-type="float">
            <text:p>21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.14" calcext:value-type="float">
            <text:p>3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3.1" calcext:value-type="float">
            <text:p>2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.06" calcext:value-type="float">
            <text:p>28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128.6" calcext:value-type="float">
            <text:p>-12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40.5" calcext:value-type="float">
            <text:p>5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62.9" calcext:value-type="float">
            <text:p>-1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03.6" calcext:value-type="float">
            <text:p>-10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4.1" calcext:value-type="float">
            <text:p>30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-235.7" calcext:value-type="float">
            <text:p>-23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234" calcext:value-type="float">
            <text:p>-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2.1" calcext:value-type="float">
            <text:p>22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56.08" calcext:value-type="float">
            <text:p>-56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194.1" calcext:value-type="float">
            <text:p>-19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5.36" calcext:value-type="float">
            <text:p>28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156.1" calcext:value-type="float">
            <text:p>-1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8.81" calcext:value-type="float">
            <text:p>3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38.5" calcext:value-type="float">
            <text:p>-3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5.4" calcext:value-type="float">
            <text:p>22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197.7" calcext:value-type="float">
            <text:p>-19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20.93" calcext:value-type="float">
            <text:p>-2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3.9" calcext:value-type="float">
            <text:p>11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-25.15" calcext:value-type="float">
            <text:p>-2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-94.49" calcext:value-type="float">
            <text:p>-9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20.66" calcext:value-type="float">
            <text:p>22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2.4" calcext:value-type="float">
            <text:p>1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3.71" calcext:value-type="float">
            <text:p>63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-87.31" calcext:value-type="float">
            <text:p>-87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.207" calcext:value-type="float">
            <text:p>9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76.6" calcext:value-type="float">
            <text:p>47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736.4" calcext:value-type="float">
            <text:p>73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73.77" calcext:value-type="float">
            <text:p>173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-93.51" calcext:value-type="float">
            <text:p>-9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-217.9" calcext:value-type="float">
            <text:p>-21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7.1" calcext:value-type="float">
            <text:p>16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-158.2" calcext:value-type="float">
            <text:p>-15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78.15" calcext:value-type="float">
            <text:p>27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-247.8" calcext:value-type="float">
            <text:p>-24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48.5" calcext:value-type="float">
            <text:p>44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1.5" calcext:value-type="float">
            <text:p>39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0.9" calcext:value-type="float">
            <text:p>24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1.7" calcext:value-type="float">
            <text:p>1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.02" calcext:value-type="float">
            <text:p>1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3.02" calcext:value-type="float">
            <text:p>8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59.3" calcext:value-type="float">
            <text:p>3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8.89" calcext:value-type="float">
            <text:p>4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832.97" calcext:value-type="float">
            <text:p>-83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78.36" calcext:value-type="float">
            <text:p>-7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7.4" calcext:value-type="float">
            <text:p>12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8.89" calcext:value-type="float">
            <text:p>3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15.07" calcext:value-type="float">
            <text:p>-1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157.3" calcext:value-type="float">
            <text:p>-15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1.2" calcext:value-type="float">
            <text:p>13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1.1" calcext:value-type="float">
            <text:p>2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8.5" calcext:value-type="float">
            <text:p>1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6.7" calcext:value-type="float">
            <text:p>1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-366.51" calcext:value-type="float">
            <text:p>-36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9.7" calcext:value-type="float">
            <text:p>4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61.8" calcext:value-type="float">
            <text:p>96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-125.2" calcext:value-type="float">
            <text:p>-12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5.7" calcext:value-type="float">
            <text:p>2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3.9" calcext:value-type="float">
            <text:p>16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2.8" calcext:value-type="float">
            <text:p>1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49.29" calcext:value-type="float">
            <text:p>-4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20.98" calcext:value-type="float">
            <text:p>-2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74.2" calcext:value-type="float">
            <text:p>-17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73.5" calcext:value-type="float">
            <text:p>-7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1.5" calcext:value-type="float">
            <text:p>2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07.2" calcext:value-type="float">
            <text:p>-10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65.9" calcext:value-type="float">
            <text:p>8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207.66" calcext:value-type="float">
            <text:p>-20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108.5" calcext:value-type="float">
            <text:p>-1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1.13" calcext:value-type="float">
            <text:p>9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2.2" calcext:value-type="float">
            <text:p>1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-213.74" calcext:value-type="float">
            <text:p>-213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-198.8" calcext:value-type="float">
            <text:p>-19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0.03" calcext:value-type="float">
            <text:p>1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84.5" calcext:value-type="float">
            <text:p>28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64" calcext:value-type="float">
            <text:p>1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604" calcext:value-type="float">
            <text:p>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6.6" calcext:value-type="float">
            <text:p>20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.49" calcext:value-type="float">
            <text:p>9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323" calcext:value-type="float">
            <text:p>-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3.9" calcext:value-type="float">
            <text:p>5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196.7" calcext:value-type="float">
            <text:p>-19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422.3" calcext:value-type="float">
            <text:p>54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41.11" calcext:value-type="float">
            <text:p>-4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89.2" calcext:value-type="float">
            <text:p>-1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24.46" calcext:value-type="float">
            <text:p>-2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446.86" calcext:value-type="float">
            <text:p>-44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1.38" calcext:value-type="float">
            <text:p>15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141.4" calcext:value-type="float">
            <text:p>-14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-293.7" calcext:value-type="float">
            <text:p>-29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6.9" calcext:value-type="float">
            <text:p>3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51" calcext:value-type="float">
            <text:p>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-257.2" calcext:value-type="float">
            <text:p>-2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6.5" calcext:value-type="float">
            <text:p>11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-185.2" calcext:value-type="float">
            <text:p>-1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20.7" calcext:value-type="float">
            <text:p>9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49.3" calcext:value-type="float">
            <text:p>74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48.2" calcext:value-type="float">
            <text:p>64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64.2" calcext:value-type="float">
            <text:p>66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52.39" calcext:value-type="float">
            <text:p>-52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89.7" calcext:value-type="float">
            <text:p>4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-305.5" calcext:value-type="float">
            <text:p>-30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201" calcext:value-type="float">
            <text:p>6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75.5" calcext:value-type="float">
            <text:p>4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-46.39" calcext:value-type="float">
            <text:p>-4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200.7" calcext:value-type="float">
            <text:p>-20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8.54" calcext:value-type="float">
            <text:p>138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7.43" calcext:value-type="float">
            <text:p>28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7.4" calcext:value-type="float">
            <text:p>1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77.4" calcext:value-type="float">
            <text:p>7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93.8" calcext:value-type="float">
            <text:p>49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29.7" calcext:value-type="float">
            <text:p>42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0.8" calcext:value-type="float">
            <text:p>1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98.2" calcext:value-type="float">
            <text:p>8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34.9" calcext:value-type="float">
            <text:p>33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34.9" calcext:value-type="float">
            <text:p>13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2.3" calcext:value-type="float">
            <text:p>19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43.7" calcext:value-type="float">
            <text:p>34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-22.1" calcext:value-type="float">
            <text:p>-2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7.77" calcext:value-type="float">
            <text:p>28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0.5" calcext:value-type="float">
            <text:p>28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4.449" calcext:value-type="float">
            <text:p>-4.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80.5" calcext:value-type="float">
            <text:p>58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305.5" calcext:value-type="float">
            <text:p>-30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.341" calcext:value-type="float">
            <text:p>7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0.13" calcext:value-type="float">
            <text:p>-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233.4" calcext:value-type="float">
            <text:p>-23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3.2" calcext:value-type="float">
            <text:p>2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1.49" calcext:value-type="float">
            <text:p>43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9.7" calcext:value-type="float">
            <text:p>8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4.3" calcext:value-type="float">
            <text:p>13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313.5" calcext:value-type="float">
            <text:p>-31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87.3" calcext:value-type="float">
            <text:p>58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8.98" calcext:value-type="float">
            <text:p>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68.5" calcext:value-type="float">
            <text:p>36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.18" calcext:value-type="float">
            <text:p>2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-42.71" calcext:value-type="float">
            <text:p>-4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81.6" calcext:value-type="float">
            <text:p>28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59.8" calcext:value-type="float">
            <text:p>1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21.4" calcext:value-type="float">
            <text:p>2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36.9" calcext:value-type="float">
            <text:p>3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12.5" calcext:value-type="float">
            <text:p>2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096" calcext:value-type="float">
            <text:p>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.712" calcext:value-type="float">
            <text:p>6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3.28" calcext:value-type="float">
            <text:p>53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2.6" calcext:value-type="float">
            <text:p>1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81.7" calcext:value-type="float">
            <text:p>4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06.4" calcext:value-type="float">
            <text:p>-10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94.6" calcext:value-type="float">
            <text:p>4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-47.25" calcext:value-type="float">
            <text:p>-4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18.51" calcext:value-type="float">
            <text:p>-1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8.9" calcext:value-type="float">
            <text:p>35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7.1" calcext:value-type="float">
            <text:p>14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55.1" calcext:value-type="float">
            <text:p>125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-281.6" calcext:value-type="float">
            <text:p>-28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69.7" calcext:value-type="float">
            <text:p>-1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2.07" calcext:value-type="float">
            <text:p>9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4.32" calcext:value-type="float">
            <text:p>5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8.6" calcext:value-type="float">
            <text:p>2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4.04" calcext:value-type="float">
            <text:p>74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63.5" calcext:value-type="float">
            <text:p>3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.2827" calcext:value-type="float">
            <text:p>0.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5.7" calcext:value-type="float">
            <text:p>33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69.6" calcext:value-type="float">
            <text:p>16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6.9" calcext:value-type="float">
            <text:p>1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29.1" calcext:value-type="float">
            <text:p>32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-42.31" calcext:value-type="float">
            <text:p>-4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35.2" calcext:value-type="float">
            <text:p>33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50.6" calcext:value-type="float">
            <text:p>15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-61.6" calcext:value-type="float">
            <text:p>-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19.2" calcext:value-type="float">
            <text:p>11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63.5" calcext:value-type="float">
            <text:p>6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18.9" calcext:value-type="float">
            <text:p>3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37.4" calcext:value-type="float">
            <text:p>53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72.3" calcext:value-type="float">
            <text:p>87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-202" calcext:value-type="float">
            <text:p>-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14.09" calcext:value-type="float">
            <text:p>-1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8.9" calcext:value-type="float">
            <text:p>4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69.4" calcext:value-type="float">
            <text:p>66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97.5" calcext:value-type="float">
            <text:p>4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60.2" calcext:value-type="float">
            <text:p>6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268.1" calcext:value-type="float">
            <text:p>-26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64.6" calcext:value-type="float">
            <text:p>66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396" calcext:value-type="float">
            <text:p>-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153.7" calcext:value-type="float">
            <text:p>-1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5.27" calcext:value-type="float">
            <text:p>20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9.1" calcext:value-type="float">
            <text:p>5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43.3" calcext:value-type="float">
            <text:p>54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4.2" calcext:value-type="float">
            <text:p>5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93.4" calcext:value-type="float">
            <text:p>99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70.6" calcext:value-type="float">
            <text:p>57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16.6" calcext:value-type="float">
            <text:p>61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256" calcext:value-type="float">
            <text:p>5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-180.2" calcext:value-type="float">
            <text:p>-18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98.2" calcext:value-type="float">
            <text:p>8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-97.77" calcext:value-type="float">
            <text:p>-9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450" calcext:value-type="float">
            <text:p>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-70.25" calcext:value-type="float">
            <text:p>-7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.93" calcext:value-type="float">
            <text:p>3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36.87" calcext:value-type="float">
            <text:p>-3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8.81" calcext:value-type="float">
            <text:p>-1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14.1" calcext:value-type="float">
            <text:p>-11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5.62" calcext:value-type="float">
            <text:p>7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-38.32" calcext:value-type="float">
            <text:p>-3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25.4" calcext:value-type="float">
            <text:p>32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91.7" calcext:value-type="float">
            <text:p>-19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51.9" calcext:value-type="float">
            <text:p>7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-34.74" calcext:value-type="float">
            <text:p>-34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1.1" calcext:value-type="float">
            <text:p>30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82.92" calcext:value-type="float">
            <text:p>-82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-182.91" calcext:value-type="float">
            <text:p>-182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.933" calcext:value-type="float">
            <text:p>4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.41" calcext:value-type="float">
            <text:p>1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-84.53" calcext:value-type="float">
            <text:p>-8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-157.1" calcext:value-type="float">
            <text:p>-1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-129.7" calcext:value-type="float">
            <text:p>-12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-73.09" calcext:value-type="float">
            <text:p>-7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-27.94" calcext:value-type="float">
            <text:p>-2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-39.46" calcext:value-type="float">
            <text:p>-3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9.25" calcext:value-type="float">
            <text:p>17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-262.3" calcext:value-type="float">
            <text:p>-26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3.2" calcext:value-type="float">
            <text:p>38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-55.21" calcext:value-type="float">
            <text:p>-5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82.2" calcext:value-type="float">
            <text:p>1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3.76" calcext:value-type="float">
            <text:p>5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-144.4" calcext:value-type="float">
            <text:p>-1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5.28" calcext:value-type="float">
            <text:p>6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-102.5" calcext:value-type="float">
            <text:p>-10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70.4" calcext:value-type="float">
            <text:p>37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.27" calcext:value-type="float">
            <text:p>51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130.3" calcext:value-type="float">
            <text:p>-13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7.52" calcext:value-type="float">
            <text:p>67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8.9" calcext:value-type="float">
            <text:p>1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7.8" calcext:value-type="float">
            <text:p>13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73.85" calcext:value-type="float">
            <text:p>-73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-351.6" calcext:value-type="float">
            <text:p>-35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-152.7" calcext:value-type="float">
            <text:p>-15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44.7" calcext:value-type="float">
            <text:p>-4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8.3" calcext:value-type="float">
            <text:p>10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97" calcext:value-type="float">
            <text:p>1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-8.309" calcext:value-type="float">
            <text:p>-8.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-9.639" calcext:value-type="float">
            <text:p>-9.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-116.21" calcext:value-type="float">
            <text:p>-11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-40.82" calcext:value-type="float">
            <text:p>-4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-174.5" calcext:value-type="float">
            <text:p>-17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-215" calcext:value-type="float">
            <text:p>-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01.9" calcext:value-type="float">
            <text:p>30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97.24" calcext:value-type="float">
            <text:p>39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05.4" calcext:value-type="float">
            <text:p>30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-194.7" calcext:value-type="float">
            <text:p>-19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13.99" calcext:value-type="float">
            <text:p>-1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231.9" calcext:value-type="float">
            <text:p>-23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-80.25" calcext:value-type="float">
            <text:p>-8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98.12" calcext:value-type="float">
            <text:p>-9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-139.4" calcext:value-type="float">
            <text:p>-1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53.7" calcext:value-type="float">
            <text:p>3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354.6" calcext:value-type="float">
            <text:p>-35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-483.7" calcext:value-type="float">
            <text:p>-48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209.7" calcext:value-type="float">
            <text:p>-20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-126.2" calcext:value-type="float">
            <text:p>-12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54.3" calcext:value-type="float">
            <text:p>-15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-352.9" calcext:value-type="float">
            <text:p>-35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-114.7" calcext:value-type="float">
            <text:p>-11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-15.62" calcext:value-type="float">
            <text:p>-1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9.63" calcext:value-type="float">
            <text:p>3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9.2" calcext:value-type="float">
            <text:p>24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1.9" calcext:value-type="float">
            <text:p>5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-0.2266" calcext:value-type="float">
            <text:p>-0.2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-26.06" calcext:value-type="float">
            <text:p>-26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8.48" calcext:value-type="float">
            <text:p>4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.76" calcext:value-type="float">
            <text:p>2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-46.8" calcext:value-type="float">
            <text:p>-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-343.6" calcext:value-type="float">
            <text:p>-34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-149.8" calcext:value-type="float">
            <text:p>-14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196.2" calcext:value-type="float">
            <text:p>-19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-363.1" calcext:value-type="float">
            <text:p>-3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4.3" calcext:value-type="float">
            <text:p>10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09.7" calcext:value-type="float">
            <text:p>-10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141.3" calcext:value-type="float">
            <text:p>-14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3.1" calcext:value-type="float">
            <text:p>14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44.76" calcext:value-type="float">
            <text:p>-4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97.5" calcext:value-type="float">
            <text:p>4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9.2" calcext:value-type="float">
            <text:p>-3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.57" calcext:value-type="float">
            <text:p>5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9.7" calcext:value-type="float">
            <text:p>17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7.67" calcext:value-type="float">
            <text:p>4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-99.81" calcext:value-type="float">
            <text:p>-9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1.23" calcext:value-type="float">
            <text:p>7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262" calcext:value-type="float">
            <text:p>-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-205.3" calcext:value-type="float">
            <text:p>-20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-54.86" calcext:value-type="float">
            <text:p>-5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3.4" calcext:value-type="float">
            <text:p>18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2.42" calcext:value-type="float">
            <text:p>6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6.33" calcext:value-type="float">
            <text:p>5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30.1" calcext:value-type="float">
            <text:p>-3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-248.4" calcext:value-type="float">
            <text:p>-2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-34.68" calcext:value-type="float">
            <text:p>-3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14.6" calcext:value-type="float">
            <text:p>51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-60.71" calcext:value-type="float">
            <text:p>-6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-133.16" calcext:value-type="float">
            <text:p>-13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8.49" calcext:value-type="float">
            <text:p>4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7.55" calcext:value-type="float">
            <text:p>77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-58.43" calcext:value-type="float">
            <text:p>-58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-85.15" calcext:value-type="float">
            <text:p>-8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-134.2" calcext:value-type="float">
            <text:p>-13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-124.6" calcext:value-type="float">
            <text:p>-12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-186.7" calcext:value-type="float">
            <text:p>-18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35.7" calcext:value-type="float">
            <text:p>33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70.81" calcext:value-type="float">
            <text:p>7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.163" calcext:value-type="float">
            <text:p>3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11.3" calcext:value-type="float">
            <text:p>-1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-79.34" calcext:value-type="float">
            <text:p>-79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5.04" calcext:value-type="float">
            <text:p>7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.44" calcext:value-type="float">
            <text:p>1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.1" calcext:value-type="float">
            <text:p>10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211" calcext:value-type="float">
            <text:p>-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3.5" calcext:value-type="float">
            <text:p>1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28.25" calcext:value-type="float">
            <text:p>-2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33.9" calcext:value-type="float">
            <text:p>13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119.8" calcext:value-type="float">
            <text:p>-1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42.4" calcext:value-type="float">
            <text:p>44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4.8" calcext:value-type="float">
            <text:p>13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.05" calcext:value-type="float">
            <text:p>3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8.93" calcext:value-type="float">
            <text:p>-18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-181.9" calcext:value-type="float">
            <text:p>-1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17.5" calcext:value-type="float">
            <text:p>6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4.624" calcext:value-type="float">
            <text:p>-4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79.08" calcext:value-type="float">
            <text:p>-79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3.1" calcext:value-type="float">
            <text:p>2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2.1" calcext:value-type="float">
            <text:p>19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75.97" calcext:value-type="float">
            <text:p>-7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2.9" calcext:value-type="float">
            <text:p>1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-123.1" calcext:value-type="float">
            <text:p>-1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-185.3" calcext:value-type="float">
            <text:p>-18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-334.12" calcext:value-type="float">
            <text:p>-33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-374.16" calcext:value-type="float">
            <text:p>-37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3.95" calcext:value-type="float">
            <text:p>3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61.5" calcext:value-type="float">
            <text:p>1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.082" calcext:value-type="float">
            <text:p>7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61.5" calcext:value-type="float">
            <text:p>6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57.5" calcext:value-type="float">
            <text:p>35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629" calcext:value-type="float">
            <text:p>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6.5" calcext:value-type="float">
            <text:p>2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5.14" calcext:value-type="float">
            <text:p>7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20.6" calcext:value-type="float">
            <text:p>22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7.5" calcext:value-type="float">
            <text:p>13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-81.13" calcext:value-type="float">
            <text:p>-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5.18" calcext:value-type="float">
            <text:p>9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-0.515" calcext:value-type="float">
            <text:p>-0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.73" calcext:value-type="float">
            <text:p>3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08.9" calcext:value-type="float">
            <text:p>1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90.9" calcext:value-type="float">
            <text:p>4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32.7" calcext:value-type="float">
            <text:p>13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-85.12" calcext:value-type="float">
            <text:p>-85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7.8" calcext:value-type="float">
            <text:p>27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481.3" calcext:value-type="float">
            <text:p>48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4.28" calcext:value-type="float">
            <text:p>6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5.3" calcext:value-type="float">
            <text:p>12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74.4" calcext:value-type="float">
            <text:p>17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79.4" calcext:value-type="float">
            <text:p>37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3.6" calcext:value-type="float">
            <text:p>22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-124.7" calcext:value-type="float">
            <text:p>-12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76.3" calcext:value-type="float">
            <text:p>17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94.9" calcext:value-type="float">
            <text:p>19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448" calcext:value-type="float">
            <text:p>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7.1" calcext:value-type="float">
            <text:p>1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57.88" calcext:value-type="float">
            <text:p>45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99.5" calcext:value-type="float">
            <text:p>39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-413.48" calcext:value-type="float">
            <text:p>-41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48.5" calcext:value-type="float">
            <text:p>54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5.11" calcext:value-type="float">
            <text:p>15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-139.3" calcext:value-type="float">
            <text:p>-13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45" calcext:value-type="float">
            <text:p>2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6.2" calcext:value-type="float">
            <text:p>8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34.7" calcext:value-type="float">
            <text:p>53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3.2" calcext:value-type="float">
            <text:p>53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48" calcext:value-type="float">
            <text:p>2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288" calcext:value-type="float">
            <text:p>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3.6" calcext:value-type="float">
            <text:p>15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6.302" calcext:value-type="float">
            <text:p>76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-9.451" calcext:value-type="float">
            <text:p>-9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88.9" calcext:value-type="float">
            <text:p>48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31.09" calcext:value-type="float">
            <text:p>-3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87.1" calcext:value-type="float">
            <text:p>8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484" calcext:value-type="float">
            <text:p>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16.1" calcext:value-type="float">
            <text:p>2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0.9" calcext:value-type="float">
            <text:p>14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30.9" calcext:value-type="float">
            <text:p>23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0.1" calcext:value-type="float">
            <text:p>45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16.6" calcext:value-type="float">
            <text:p>11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2.2" calcext:value-type="float">
            <text:p>13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0.2" calcext:value-type="float">
            <text:p>32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-27.45" calcext:value-type="float">
            <text:p>-2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67.9" calcext:value-type="float">
            <text:p>16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885.5" calcext:value-type="float">
            <text:p>88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84.4" calcext:value-type="float">
            <text:p>1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0.43" calcext:value-type="float">
            <text:p>-1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93.6" calcext:value-type="float">
            <text:p>39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47.5" calcext:value-type="float">
            <text:p>1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46.28" calcext:value-type="float">
            <text:p>-4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3.9" calcext:value-type="float">
            <text:p>10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8.538" calcext:value-type="float">
            <text:p>-8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70.14" calcext:value-type="float">
            <text:p>-7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.4604" calcext:value-type="float">
            <text:p>0.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9.02" calcext:value-type="float">
            <text:p>5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85.7" calcext:value-type="float">
            <text:p>8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-274.1" calcext:value-type="float">
            <text:p>-27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6.971" calcext:value-type="float">
            <text:p>6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4.55" calcext:value-type="float">
            <text:p>35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62.9" calcext:value-type="float">
            <text:p>2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64.69" calcext:value-type="float">
            <text:p>-6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.49" calcext:value-type="float">
            <text:p>4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120.5" calcext:value-type="float">
            <text:p>-1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61.76" calcext:value-type="float">
            <text:p>-6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-163.7" calcext:value-type="float">
            <text:p>-16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2.3" calcext:value-type="float">
            <text:p>2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70.1" calcext:value-type="float">
            <text:p>1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208.9" calcext:value-type="float">
            <text:p>-2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5.56" calcext:value-type="float">
            <text:p>6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49.56" calcext:value-type="float">
            <text:p>14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-64.38" calcext:value-type="float">
            <text:p>-6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46.7" calcext:value-type="float">
            <text:p>54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2.64" calcext:value-type="float">
            <text:p>8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-64.28" calcext:value-type="float">
            <text:p>-6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10.4" calcext:value-type="float">
            <text:p>2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975" calcext:value-type="float">
            <text:p>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-318.9" calcext:value-type="float">
            <text:p>-3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-119.2" calcext:value-type="float">
            <text:p>-11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.72" calcext:value-type="float">
            <text:p>1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-687.1" calcext:value-type="float">
            <text:p>-6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1.46" calcext:value-type="float">
            <text:p>7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-101.7" calcext:value-type="float">
            <text:p>-1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20.11" calcext:value-type="float">
            <text:p>-2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939.07" calcext:value-type="float">
            <text:p>93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1004" calcext:value-type="float">
            <text:p>0.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7.5" calcext:value-type="float">
            <text:p>17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39.8" calcext:value-type="float">
            <text:p>13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35.8" calcext:value-type="float">
            <text:p>5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-191.7" calcext:value-type="float">
            <text:p>-19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-264.3" calcext:value-type="float">
            <text:p>-2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15.8" calcext:value-type="float">
            <text:p>51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5.8" calcext:value-type="float">
            <text:p>3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3.3" calcext:value-type="float">
            <text:p>1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13.5" calcext:value-type="float">
            <text:p>31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2.1" calcext:value-type="float">
            <text:p>2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3.59" calcext:value-type="float">
            <text:p>5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-149.5" calcext:value-type="float">
            <text:p>-14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28.4" calcext:value-type="float">
            <text:p>22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7.6" calcext:value-type="float">
            <text:p>17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86.4" calcext:value-type="float">
            <text:p>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7.8" calcext:value-type="float">
            <text:p>24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4.3" calcext:value-type="float">
            <text:p>30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2.7" calcext:value-type="float">
            <text:p>29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.1" calcext:value-type="float">
            <text:p>3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88.1" calcext:value-type="float">
            <text:p>28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79.5" calcext:value-type="float">
            <text:p>47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3.8" calcext:value-type="float">
            <text:p>1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61.3" calcext:value-type="float">
            <text:p>2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02.1" calcext:value-type="float">
            <text:p>2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06.3" calcext:value-type="float">
            <text:p>10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77.1" calcext:value-type="float">
            <text:p>77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45.2" calcext:value-type="float">
            <text:p>24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8.88" calcext:value-type="float">
            <text:p>18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98.13" calcext:value-type="float">
            <text:p>29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-202.3" calcext:value-type="float">
            <text:p>-2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-60.78" calcext:value-type="float">
            <text:p>-6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-62.17" calcext:value-type="float">
            <text:p>-6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4.4" calcext:value-type="float">
            <text:p>3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15.9" calcext:value-type="float">
            <text:p>31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68.8" calcext:value-type="float">
            <text:p>16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46.6" calcext:value-type="float">
            <text:p>14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93.4" calcext:value-type="float">
            <text:p>59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0.17" calcext:value-type="float">
            <text:p>1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.37" calcext:value-type="float">
            <text:p>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-111.2" calcext:value-type="float">
            <text:p>-1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2.42" calcext:value-type="float">
            <text:p>32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-176.26" calcext:value-type="float">
            <text:p>-176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27.7" calcext:value-type="float">
            <text:p>62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98.9" calcext:value-type="float">
            <text:p>29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1.14" calcext:value-type="float">
            <text:p>3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54.26" calcext:value-type="float">
            <text:p>154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152.55" calcext:value-type="float">
            <text:p>-15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27.8" calcext:value-type="float">
            <text:p>7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-119.1" calcext:value-type="float">
            <text:p>-11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-246.6" calcext:value-type="float">
            <text:p>-24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1.48" calcext:value-type="float">
            <text:p>7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-156.57" calcext:value-type="float">
            <text:p>-15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-203" calcext:value-type="float">
            <text:p>-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27.7" calcext:value-type="float">
            <text:p>-2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31.5" calcext:value-type="float">
            <text:p>6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6.699" calcext:value-type="float">
            <text:p>6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26.5" calcext:value-type="float">
            <text:p>5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69.9" calcext:value-type="float">
            <text:p>16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84" calcext:value-type="float">
            <text:p>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202.1" calcext:value-type="float">
            <text:p>-2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-399.3" calcext:value-type="float">
            <text:p>-39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-139" calcext:value-type="float">
            <text:p>-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-44.58" calcext:value-type="float">
            <text:p>-4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2.08" calcext:value-type="float">
            <text:p>5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28.8" calcext:value-type="float">
            <text:p>1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4.19" calcext:value-type="float">
            <text:p>874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43.1" calcext:value-type="float">
            <text:p>24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463.6" calcext:value-type="float">
            <text:p>-4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3.7" calcext:value-type="float">
            <text:p>36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37.7" calcext:value-type="float">
            <text:p>33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337.37" calcext:value-type="float">
            <text:p>133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.66" calcext:value-type="float">
            <text:p>3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-417.2" calcext:value-type="float">
            <text:p>-4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.9" calcext:value-type="float">
            <text:p>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36.6" calcext:value-type="float">
            <text:p>13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-29.34" calcext:value-type="float">
            <text:p>-29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52.87" calcext:value-type="float">
            <text:p>-52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83.9" calcext:value-type="float">
            <text:p>38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-119.2" calcext:value-type="float">
            <text:p>-11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4.27" calcext:value-type="float">
            <text:p>7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-5.224" calcext:value-type="float">
            <text:p>-5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60.8" calcext:value-type="float">
            <text:p>16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-63.5" calcext:value-type="float">
            <text:p>-6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-339.2" calcext:value-type="float">
            <text:p>-33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-28.61" calcext:value-type="float">
            <text:p>-2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1.57" calcext:value-type="float">
            <text:p>8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69.5" calcext:value-type="float">
            <text:p>36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837.2" calcext:value-type="float">
            <text:p>8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.15" calcext:value-type="float">
            <text:p>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-53.91" calcext:value-type="float">
            <text:p>-5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4.189" calcext:value-type="float">
            <text:p>-4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-66.46" calcext:value-type="float">
            <text:p>-6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59.1" calcext:value-type="float">
            <text:p>-2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282.5" calcext:value-type="float">
            <text:p>-28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25.8" calcext:value-type="float">
            <text:p>2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3.47" calcext:value-type="float">
            <text:p>3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-34.57" calcext:value-type="float">
            <text:p>-3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72.4" calcext:value-type="float">
            <text:p>1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-275.2" calcext:value-type="float">
            <text:p>-27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-11.4" calcext:value-type="float">
            <text:p>-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40.2" calcext:value-type="float">
            <text:p>2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60.7" calcext:value-type="float">
            <text:p>1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-55.77" calcext:value-type="float">
            <text:p>-5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-11.16" calcext:value-type="float">
            <text:p>-11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-168.2" calcext:value-type="float">
            <text:p>-16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-91.8" calcext:value-type="float">
            <text:p>-9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11.2" calcext:value-type="float">
            <text:p>1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87.1" calcext:value-type="float">
            <text:p>1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.76" calcext:value-type="float">
            <text:p>1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-47.37" calcext:value-type="float">
            <text:p>-4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62.9" calcext:value-type="float">
            <text:p>2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-48.33" calcext:value-type="float">
            <text:p>-4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208.8" calcext:value-type="float">
            <text:p>-20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-137.7" calcext:value-type="float">
            <text:p>-13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-66.31" calcext:value-type="float">
            <text:p>-6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48.9" calcext:value-type="float">
            <text:p>1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5.8" calcext:value-type="float">
            <text:p>1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59.3" calcext:value-type="float">
            <text:p>35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89.3" calcext:value-type="float">
            <text:p>38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01.4" calcext:value-type="float">
            <text:p>10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4.78" calcext:value-type="float">
            <text:p>4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-48.25" calcext:value-type="float">
            <text:p>-4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-273.9" calcext:value-type="float">
            <text:p>-27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70.9" calcext:value-type="float">
            <text:p>57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-196.3" calcext:value-type="float">
            <text:p>-19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-158.8" calcext:value-type="float">
            <text:p>-15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15.2" calcext:value-type="float">
            <text:p>21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0.06" calcext:value-type="float">
            <text:p>5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85.6" calcext:value-type="float">
            <text:p>18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85.3" calcext:value-type="float">
            <text:p>48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-70.45" calcext:value-type="float">
            <text:p>-7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45.6" calcext:value-type="float">
            <text:p>2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29" calcext:value-type="float">
            <text:p>5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-143.9" calcext:value-type="float">
            <text:p>-14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-172.4" calcext:value-type="float">
            <text:p>-1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-61.7" calcext:value-type="float">
            <text:p>-6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-268.8" calcext:value-type="float">
            <text:p>-26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85.33" calcext:value-type="float">
            <text:p>8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08.9" calcext:value-type="float">
            <text:p>30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54.8" calcext:value-type="float">
            <text:p>25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-164" calcext:value-type="float">
            <text:p>-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-255.22" calcext:value-type="float">
            <text:p>-255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2.05" calcext:value-type="float">
            <text:p>2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-334.4" calcext:value-type="float">
            <text:p>-33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-151.5" calcext:value-type="float">
            <text:p>-15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-228" calcext:value-type="float">
            <text:p>-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.57" calcext:value-type="float">
            <text:p>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-160.28" calcext:value-type="float">
            <text:p>-16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98.6" calcext:value-type="float">
            <text:p>49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43.14" calcext:value-type="float">
            <text:p>514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-223.1" calcext:value-type="float">
            <text:p>-2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78.92" calcext:value-type="float">
            <text:p>78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02.2" calcext:value-type="float">
            <text:p>3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6.25" calcext:value-type="float">
            <text:p>33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-119.8" calcext:value-type="float">
            <text:p>-1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-97.71" calcext:value-type="float">
            <text:p>-9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-8.804" calcext:value-type="float">
            <text:p>-8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10.65" calcext:value-type="float">
            <text:p>-11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5.8" calcext:value-type="float">
            <text:p>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-28.65" calcext:value-type="float">
            <text:p>-2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2.859" calcext:value-type="float">
            <text:p>-2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49.4" calcext:value-type="float">
            <text:p>4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2.67" calcext:value-type="float">
            <text:p>2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45.39" calcext:value-type="float">
            <text:p>-24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-172.51" calcext:value-type="float">
            <text:p>-17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9.58" calcext:value-type="float">
            <text:p>30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-117.2" calcext:value-type="float">
            <text:p>-1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5.579" calcext:value-type="float">
            <text:p>-5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-32.17" calcext:value-type="float">
            <text:p>-3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87.1" calcext:value-type="float">
            <text:p>3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8.33" calcext:value-type="float">
            <text:p>4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03.5" calcext:value-type="float">
            <text:p>10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9.26" calcext:value-type="float">
            <text:p>69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90.3" calcext:value-type="float">
            <text:p>19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65.7" calcext:value-type="float">
            <text:p>1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-197.5" calcext:value-type="float">
            <text:p>-1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-494.2" calcext:value-type="float">
            <text:p>-4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18.8" calcext:value-type="float">
            <text:p>-1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-275.5" calcext:value-type="float">
            <text:p>-27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60.2" calcext:value-type="float">
            <text:p>5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-70.24" calcext:value-type="float">
            <text:p>-7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-38.77" calcext:value-type="float">
            <text:p>-3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-89.42" calcext:value-type="float">
            <text:p>-89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0.3" calcext:value-type="float">
            <text:p>12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-337" calcext:value-type="float">
            <text:p>-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3.67" calcext:value-type="float">
            <text:p>63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-96.87" calcext:value-type="float">
            <text:p>-9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55.8" calcext:value-type="float">
            <text:p>2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56.5" calcext:value-type="float">
            <text:p>2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-145.1" calcext:value-type="float">
            <text:p>-14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48.4" calcext:value-type="float">
            <text:p>2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69.8" calcext:value-type="float">
            <text:p>46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3.37" calcext:value-type="float">
            <text:p>4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47.8" calcext:value-type="float">
            <text:p>34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68.55" calcext:value-type="float">
            <text:p>6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-195.1" calcext:value-type="float">
            <text:p>-19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53.7" calcext:value-type="float">
            <text:p>15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3.4" calcext:value-type="float">
            <text:p>4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30.8" calcext:value-type="float">
            <text:p>73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72.31" calcext:value-type="float">
            <text:p>7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1.2" calcext:value-type="float">
            <text:p>1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-450.4" calcext:value-type="float">
            <text:p>-45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432.3" calcext:value-type="float">
            <text:p>-4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83.3" calcext:value-type="float">
            <text:p>68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-817.7" calcext:value-type="float">
            <text:p>-81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-363.8" calcext:value-type="float">
            <text:p>-36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-588.9" calcext:value-type="float">
            <text:p>-58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38" calcext:value-type="float">
            <text:p>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-664.4" calcext:value-type="float">
            <text:p>-6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48.1" calcext:value-type="float">
            <text:p>44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69.3" calcext:value-type="float">
            <text:p>1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745.3" calcext:value-type="float">
            <text:p>74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52.7" calcext:value-type="float">
            <text:p>25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38.9" calcext:value-type="float">
            <text:p>23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55.5" calcext:value-type="float">
            <text:p>3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2.7" calcext:value-type="float">
            <text:p>2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75.9" calcext:value-type="float">
            <text:p>27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-1327" calcext:value-type="float">
            <text:p>-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27.2" calcext:value-type="float">
            <text:p>1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33.1" calcext:value-type="float">
            <text:p>23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2166" calcext:value-type="float">
            <text:p>-2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20.3" calcext:value-type="float">
            <text:p>22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86.46" calcext:value-type="float">
            <text:p>8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0.04" calcext:value-type="float">
            <text:p>3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.38" calcext:value-type="float">
            <text:p>46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-504.2" calcext:value-type="float">
            <text:p>-5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-452.2" calcext:value-type="float">
            <text:p>-45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-659" calcext:value-type="float">
            <text:p>-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-35.68" calcext:value-type="float">
            <text:p>-35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-209.7" calcext:value-type="float">
            <text:p>-20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-262" calcext:value-type="float">
            <text:p>-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6.35" calcext:value-type="float">
            <text:p>2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5.869" calcext:value-type="float">
            <text:p>-5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88.11" calcext:value-type="float">
            <text:p>-8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2.96" calcext:value-type="float">
            <text:p>7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-52.1" calcext:value-type="float">
            <text:p>-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-218.9" calcext:value-type="float">
            <text:p>-2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11.8" calcext:value-type="float">
            <text:p>1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0.9" calcext:value-type="float">
            <text:p>3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.2" calcext:value-type="float">
            <text:p>20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-382.7" calcext:value-type="float">
            <text:p>-3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835.6" calcext:value-type="float">
            <text:p>83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-322.3" calcext:value-type="float">
            <text:p>-3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53.3" calcext:value-type="float">
            <text:p>55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68.1" calcext:value-type="float">
            <text:p>26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33.3" calcext:value-type="float">
            <text:p>3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21.9" calcext:value-type="float">
            <text:p>42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-248.3" calcext:value-type="float">
            <text:p>-2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39.6" calcext:value-type="float">
            <text:p>1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7.54" calcext:value-type="float">
            <text:p>3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51.8" calcext:value-type="float">
            <text:p>15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6.23" calcext:value-type="float">
            <text:p>16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61.1" calcext:value-type="float">
            <text:p>36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23.1" calcext:value-type="float">
            <text:p>4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4.1" calcext:value-type="float">
            <text:p>43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-353.5" calcext:value-type="float">
            <text:p>-3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617" calcext:value-type="float">
            <text:p>-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7.63" calcext:value-type="float">
            <text:p>3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65.9" calcext:value-type="float">
            <text:p>56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3.95" calcext:value-type="float">
            <text:p>6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-18.27" calcext:value-type="float">
            <text:p>-1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429" calcext:value-type="float">
            <text:p>2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16.1" calcext:value-type="float">
            <text:p>2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2.56" calcext:value-type="float">
            <text:p>6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59.58" calcext:value-type="float">
            <text:p>-5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-203.6" calcext:value-type="float">
            <text:p>-20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4.7" calcext:value-type="float">
            <text:p>10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59.4" calcext:value-type="float">
            <text:p>-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07.9" calcext:value-type="float">
            <text:p>40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2.99" calcext:value-type="float">
            <text:p>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39.16" calcext:value-type="float">
            <text:p>-3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4.9" calcext:value-type="float">
            <text:p>18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7.65" calcext:value-type="float">
            <text:p>5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46.01" calcext:value-type="float">
            <text:p>-46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-162.6" calcext:value-type="float">
            <text:p>-1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-136.6" calcext:value-type="float">
            <text:p>-13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-4.565" calcext:value-type="float">
            <text:p>-4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08.59" calcext:value-type="float">
            <text:p>80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00.94" calcext:value-type="float">
            <text:p>20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60.82" calcext:value-type="float">
            <text:p>36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33.51" calcext:value-type="float">
            <text:p>23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15.81" calcext:value-type="float">
            <text:p>215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50.02" calcext:value-type="float">
            <text:p>15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-255.63" calcext:value-type="float">
            <text:p>-255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85.19" calcext:value-type="float">
            <text:p>58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20.31" calcext:value-type="float">
            <text:p>-2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-106.7" calcext:value-type="float">
            <text:p>-10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68.47" calcext:value-type="float">
            <text:p>56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84.28" calcext:value-type="float">
            <text:p>28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01.2" calcext:value-type="float">
            <text:p>4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06.21" calcext:value-type="float">
            <text:p>10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-108.37" calcext:value-type="float">
            <text:p>-10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.76" calcext:value-type="float">
            <text:p>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-272.01" calcext:value-type="float">
            <text:p>-27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7.84" calcext:value-type="float">
            <text:p>10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-33.93" calcext:value-type="float">
            <text:p>-3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53.72" calcext:value-type="float">
            <text:p>15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4.35" calcext:value-type="float">
            <text:p>174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-280.9" calcext:value-type="float">
            <text:p>-28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47.97" calcext:value-type="float">
            <text:p>14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80.28" calcext:value-type="float">
            <text:p>58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79.74" calcext:value-type="float">
            <text:p>1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7.16" calcext:value-type="float">
            <text:p>12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.48" calcext:value-type="float">
            <text:p>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742.53" calcext:value-type="float">
            <text:p>174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17.59" calcext:value-type="float">
            <text:p>11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9.84" calcext:value-type="float">
            <text:p>39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44.42" calcext:value-type="float">
            <text:p>34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10.32" calcext:value-type="float">
            <text:p>51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44.67" calcext:value-type="float">
            <text:p>24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3.76" calcext:value-type="float">
            <text:p>16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833.21" calcext:value-type="float">
            <text:p>833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69.18" calcext:value-type="float">
            <text:p>569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-38.4" calcext:value-type="float">
            <text:p>-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9.7" calcext:value-type="float">
            <text:p>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-375.6" calcext:value-type="float">
            <text:p>-3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600.78" calcext:value-type="float">
            <text:p>60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91.1" calcext:value-type="float">
            <text:p>29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-286.26" calcext:value-type="float">
            <text:p>-286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-52.93" calcext:value-type="float">
            <text:p>-5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77.12" calcext:value-type="float">
            <text:p>177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08.3" calcext:value-type="float">
            <text:p>40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19.9" calcext:value-type="float">
            <text:p>21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1.49" calcext:value-type="float">
            <text:p>17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-184.68" calcext:value-type="float">
            <text:p>-18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98.2" calcext:value-type="float">
            <text:p>9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-144.77" calcext:value-type="float">
            <text:p>-144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-288.94" calcext:value-type="float">
            <text:p>-28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9.71" calcext:value-type="float">
            <text:p>7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6.34" calcext:value-type="float">
            <text:p>36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-77.96" calcext:value-type="float">
            <text:p>-7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2.55" calcext:value-type="float">
            <text:p>1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-127.9" calcext:value-type="float">
            <text:p>-12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65.67" calcext:value-type="float">
            <text:p>16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91.87" calcext:value-type="float">
            <text:p>29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-127.06" calcext:value-type="float">
            <text:p>-12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72.82" calcext:value-type="float">
            <text:p>272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69.71" calcext:value-type="float">
            <text:p>56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65.18" calcext:value-type="float">
            <text:p>16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69.89" calcext:value-type="float">
            <text:p>369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-62.02" calcext:value-type="float">
            <text:p>-6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-229.01" calcext:value-type="float">
            <text:p>-22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-196.59" calcext:value-type="float">
            <text:p>-196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00.25" calcext:value-type="float">
            <text:p>10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72.04" calcext:value-type="float">
            <text:p>47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196.73" calcext:value-type="float">
            <text:p>196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34.32" calcext:value-type="float">
            <text:p>43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13.14" calcext:value-type="float">
            <text:p>31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-244.59" calcext:value-type="float">
            <text:p>-24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18.01" calcext:value-type="float">
            <text:p>718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-677.25" calcext:value-type="float">
            <text:p>-67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72.33" calcext:value-type="float">
            <text:p>27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9.63" calcext:value-type="float">
            <text:p>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91.01" calcext:value-type="float">
            <text:p>9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46.9" calcext:value-type="float">
            <text:p>44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02.21" calcext:value-type="float">
            <text:p>10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98.82" calcext:value-type="float">
            <text:p>98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60.07" calcext:value-type="float">
            <text:p>-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32.73" calcext:value-type="float">
            <text:p>53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84.78" calcext:value-type="float">
            <text:p>68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90.81" calcext:value-type="float">
            <text:p>19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-100.53" calcext:value-type="float">
            <text:p>-10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20.49" calcext:value-type="float">
            <text:p>92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05.77" calcext:value-type="float">
            <text:p>30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1.94" calcext:value-type="float">
            <text:p>17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2.06" calcext:value-type="float">
            <text:p>2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95.38" calcext:value-type="float">
            <text:p>79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88.09" calcext:value-type="float">
            <text:p>88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65.81" calcext:value-type="float">
            <text:p>165.81</text:p>
          </table:table-cell>
          <table:table-cell office:value-type="float" office:value="-1.149" calcext:value-type="float">
            <text:p>-1.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1.623" calcext:value-type="float">
            <text:p>71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.2038" calcext:value-type="float">
            <text:p>4.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16.97" calcext:value-type="float">
            <text:p>11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94.67" calcext:value-type="float">
            <text:p>494.67</text:p>
          </table:table-cell>
          <table:table-cell office:value-type="float" office:value="-8.1869" calcext:value-type="float">
            <text:p>-8.1869</text:p>
          </table:table-cell>
          <table:table-cell table:formula="of:=4.718/100" office:value-type="float" office:value="0.04718" calcext:value-type="float">
            <text:p>0.04718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.423" calcext:value-type="float">
            <text:p>6.423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42.31" calcext:value-type="float">
            <text:p>742.31</text:p>
          </table:table-cell>
          <table:table-cell office:value-type="float" office:value="-5.7074" calcext:value-type="float">
            <text:p>-5.7074</text:p>
          </table:table-cell>
          <table:table-cell table:formula="of:=1.2651/100" office:value-type="float" office:value="0.012651" calcext:value-type="float">
            <text:p>0.012651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295.7" calcext:value-type="float">
            <text:p>29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14.96" calcext:value-type="float">
            <text:p>11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8.2" calcext:value-type="float">
            <text:p>648.2</text:p>
          </table:table-cell>
          <table:table-cell office:value-type="float" office:value="-0.30072" calcext:value-type="float">
            <text:p>-0.3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-101.96" calcext:value-type="float">
            <text:p>-101.96</text:p>
          </table:table-cell>
          <table:table-cell office:value-type="float" office:value="0.68629" calcext:value-type="float">
            <text:p>0.68629</text:p>
          </table:table-cell>
          <table:table-cell table:formula="of:=-0.2066/100" office:value-type="float" office:value="-0.002066" calcext:value-type="float">
            <text:p>-0.002066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.865" calcext:value-type="float">
            <text:p>11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94.28" calcext:value-type="float">
            <text:p>694.28</text:p>
          </table:table-cell>
          <table:table-cell office:value-type="float" office:value="-3.0173" calcext:value-type="float">
            <text:p>-3.0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7.701" calcext:value-type="float">
            <text:p>77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38.672" calcext:value-type="float">
            <text:p>-38.672</text:p>
          </table:table-cell>
          <table:table-cell office:value-type="float" office:value="0.86149" calcext:value-type="float">
            <text:p>0.86149</text:p>
          </table:table-cell>
          <table:table-cell table:formula="of:=-0.17906/100" office:value-type="float" office:value="-0.0017906" calcext:value-type="float">
            <text:p>-0.0017906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3.563" calcext:value-type="float">
            <text:p>73.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8.06" calcext:value-type="float">
            <text:p>838.06</text:p>
          </table:table-cell>
          <table:table-cell office:value-type="float" office:value="-1.0158" calcext:value-type="float">
            <text:p>-1.0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61.79" calcext:value-type="float">
            <text:p>361.79</text:p>
          </table:table-cell>
          <table:table-cell office:value-type="float" office:value="-1.0651" calcext:value-type="float">
            <text:p>-1.0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28.55" calcext:value-type="float">
            <text:p>12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8.141" calcext:value-type="float">
            <text:p>68.141</text:p>
          </table:table-cell>
          <table:table-cell office:value-type="float" office:value="-0.7386" calcext:value-type="float">
            <text:p>-0.7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-78.389" calcext:value-type="float">
            <text:p>-78.389</text:p>
          </table:table-cell>
          <table:table-cell office:value-type="float" office:value="1.8727" calcext:value-type="float">
            <text:p>1.8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.419" calcext:value-type="float">
            <text:p>62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161.54" calcext:value-type="float">
            <text:p>16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5.7" calcext:value-type="float">
            <text:p>6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63.18" calcext:value-type="float">
            <text:p>863.18</text:p>
          </table:table-cell>
          <table:table-cell office:value-type="float" office:value="-12.309" calcext:value-type="float">
            <text:p>-12.309</text:p>
          </table:table-cell>
          <table:table-cell table:formula="of:=4.6316/100" office:value-type="float" office:value="0.046316" calcext:value-type="float">
            <text:p>0.046316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5.06" calcext:value-type="float">
            <text:p>25.06</text:p>
          </table:table-cell>
          <table:table-cell office:value-type="float" office:value="-0.77261" calcext:value-type="float">
            <text:p>-0.77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93.01" calcext:value-type="float">
            <text:p>893.01</text:p>
          </table:table-cell>
          <table:table-cell office:value-type="float" office:value="-3.1342" calcext:value-type="float">
            <text:p>-3.1342</text:p>
          </table:table-cell>
          <table:table-cell table:formula="of:=0.13022/100" office:value-type="float" office:value="0.0013022" calcext:value-type="float">
            <text:p>0.0013022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91.023" calcext:value-type="float">
            <text:p>91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8.98" calcext:value-type="float">
            <text:p>7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62.84" calcext:value-type="float">
            <text:p>862.84</text:p>
          </table:table-cell>
          <table:table-cell office:value-type="float" office:value="-2.1569" calcext:value-type="float">
            <text:p>-2.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27.33" calcext:value-type="float">
            <text:p>527.33</text:p>
          </table:table-cell>
          <table:table-cell office:value-type="float" office:value="-2.1596" calcext:value-type="float">
            <text:p>-2.1596</text:p>
          </table:table-cell>
          <table:table-cell table:formula="of:=0.43234/100" office:value-type="float" office:value="0.0043234" calcext:value-type="float">
            <text:p>0.0043234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.108" calcext:value-type="float">
            <text:p>64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-580.82" calcext:value-type="float">
            <text:p>-580.82</text:p>
          </table:table-cell>
          <table:table-cell office:value-type="float" office:value="3.6997" calcext:value-type="float">
            <text:p>3.6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47.42" calcext:value-type="float">
            <text:p>24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19.8" calcext:value-type="float">
            <text:p>919.8</text:p>
          </table:table-cell>
          <table:table-cell office:value-type="float" office:value="-3.9132" calcext:value-type="float">
            <text:p>-3.9132</text:p>
          </table:table-cell>
          <table:table-cell table:formula="of:=0.46309/100" office:value-type="float" office:value="0.0046309" calcext:value-type="float">
            <text:p>0.0046309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6.16" calcext:value-type="float">
            <text:p>196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048.9" calcext:value-type="float">
            <text:p>3048.9</text:p>
          </table:table-cell>
          <table:table-cell office:value-type="float" office:value="-10.247" calcext:value-type="float">
            <text:p>-10.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75.92" calcext:value-type="float">
            <text:p>175.92</text:p>
          </table:table-cell>
          <table:table-cell office:value-type="float" office:value="1.1966" calcext:value-type="float">
            <text:p>1.1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253.92" calcext:value-type="float">
            <text:p>25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-39.101" calcext:value-type="float">
            <text:p>-39.101</text:p>
          </table:table-cell>
          <table:table-cell office:value-type="float" office:value="0.84587" calcext:value-type="float">
            <text:p>0.84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lderbaum 1991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4.8" calcext:value-type="float">
            <text:p>674.8</text:p>
          </table:table-cell>
          <table:table-cell office:value-type="float" office:value="0.7396" calcext:value-type="float">
            <text:p>0.7396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54.3" calcext:value-type="float">
            <text:p>2054.3</text:p>
          </table:table-cell>
          <table:table-cell office:value-type="float" office:value="-3.4233" calcext:value-type="float">
            <text:p>-3.4233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63.27" calcext:value-type="float">
            <text:p>-163.2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1.12" calcext:value-type="float">
            <text:p>271.12</text:p>
          </table:table-cell>
          <table:table-cell office:value-type="float" office:value="-0.9903" calcext:value-type="float">
            <text:p>-0.9903</text:p>
          </table:table-cell>
          <table:table-cell table:style-name="ce1" office:value-type="float" office:value="0.00319" calcext:value-type="float">
            <text:p>3.19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13.3" calcext:value-type="float">
            <text:p>613.3</text:p>
          </table:table-cell>
          <table:table-cell office:value-type="float" office:value="-2.5418" calcext:value-type="float">
            <text:p>-2.5418</text:p>
          </table:table-cell>
          <table:table-cell table:style-name="ce1" office:value-type="float" office:value="0.006638" calcext:value-type="float">
            <text:p>6.64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87.5" calcext:value-type="float">
            <text:p>2287.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52.107" calcext:value-type="float">
            <text:p>-52.107</text:p>
          </table:table-cell>
          <table:table-cell office:value-type="float" office:value="1.5473" calcext:value-type="float">
            <text:p>1.5473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.602" calcext:value-type="float">
            <text:p>38.6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231.09" calcext:value-type="float">
            <text:p>-231.09</text:p>
          </table:table-cell>
          <table:table-cell office:value-type="float" office:value="5.8221" calcext:value-type="float">
            <text:p>5.8221</text:p>
          </table:table-cell>
          <table:table-cell table:style-name="ce1" office:value-type="float" office:value="-0.01655" calcext:value-type="float">
            <text:p>-1.66E-00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float" office:value="-0.8727" calcext:value-type="float">
            <text:p>-0.8727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-241.56" calcext:value-type="float">
            <text:p>-241.56</text:p>
          </table:table-cell>
          <table:table-cell office:value-type="float" office:value="1.2296" calcext:value-type="float">
            <text:p>1.2296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0.1" calcext:value-type="float">
            <text:p>1500.1</text:p>
          </table:table-cell>
          <table:table-cell office:value-type="float" office:value="-2.6423" calcext:value-type="float">
            <text:p>-2.6423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627.81" calcext:value-type="float">
            <text:p>627.8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19.25" calcext:value-type="float">
            <text:p>219.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31.51" calcext:value-type="float">
            <text:p>131.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09.59" calcext:value-type="float">
            <text:p>309.5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9.132" calcext:value-type="float">
            <text:p>49.1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34.87" calcext:value-type="float">
            <text:p>73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680.05" calcext:value-type="float">
            <text:p>68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21.15" calcext:value-type="float">
            <text:p>82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96.88" calcext:value-type="float">
            <text:p>296.88</text:p>
          </table:table-cell>
          <table:table-cell office:value-type="float" office:value="-0.2073" calcext:value-type="float">
            <text:p>-0.2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7.876" calcext:value-type="float">
            <text:p>37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-303.76" calcext:value-type="float">
            <text:p>-303.76</text:p>
          </table:table-cell>
          <table:table-cell office:value-type="float" office:value="2.1966" calcext:value-type="float">
            <text:p>2.1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3.158" calcext:value-type="float">
            <text:p>23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10.64" calcext:value-type="float">
            <text:p>51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671.69" calcext:value-type="float">
            <text:p>67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847.4" calcext:value-type="float">
            <text:p>284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138.4" calcext:value-type="float">
            <text:p>21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8.95" calcext:value-type="float">
            <text:p>13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-72.04" calcext:value-type="float">
            <text:p>-7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53.56" calcext:value-type="float">
            <text:p>553.56</text:p>
          </table:table-cell>
          <table:table-cell office:value-type="float" office:value="-4.7829" calcext:value-type="float">
            <text:p>-4.7829</text:p>
          </table:table-cell>
          <table:table-cell office:value-type="float" office:value="0.01032" calcext:value-type="float">
            <text:p>0.0103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90.24" calcext:value-type="float">
            <text:p>19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-33.079" calcext:value-type="float">
            <text:p>-33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50.05" calcext:value-type="float">
            <text:p>25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61.54" calcext:value-type="float">
            <text:p>261.54</text:p>
          </table:table-cell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-655.58" calcext:value-type="float">
            <text:p>-655.58</text:p>
          </table:table-cell>
          <table:table-cell office:value-type="float" office:value="1.0667" calcext:value-type="float">
            <text:p>1.0667</text:p>
          </table:table-cell>
          <table:table-cell table:style-name="ce1" office:value-type="float" office:value="0.0005792" calcext:value-type="float">
            <text:p>5.79E-004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-1163.5" calcext:value-type="float">
            <text:p>-1163.5</text:p>
          </table:table-cell>
          <table:table-cell office:value-type="float" office:value="5.4765" calcext:value-type="float">
            <text:p>5.4765</text:p>
          </table:table-cell>
          <table:table-cell table:style-name="ce1" office:value-type="float" office:value="-0.002603" calcext:value-type="float">
            <text:p>-2.60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1159.6" calcext:value-type="float">
            <text:p>-1159.6</text:p>
          </table:table-cell>
          <table:table-cell office:value-type="float" office:value="8.6791" calcext:value-type="float">
            <text:p>8.6791</text:p>
          </table:table-cell>
          <table:table-cell table:style-name="ce1" office:value-type="float" office:value="-0.006993" calcext:value-type="float">
            <text:p>-6.99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-2181.9" calcext:value-type="float">
            <text:p>-2181.9</text:p>
          </table:table-cell>
          <table:table-cell office:value-type="float" office:value="14.238" calcext:value-type="float">
            <text:p>14.238</text:p>
          </table:table-cell>
          <table:table-cell table:style-name="ce1" office:value-type="float" office:value="-0.01245" calcext:value-type="float">
            <text:p>-1.25E-00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-318.89" calcext:value-type="float">
            <text:p>-318.89</text:p>
          </table:table-cell>
          <table:table-cell office:value-type="float" office:value="2.8368" calcext:value-type="float">
            <text:p>2.8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93.1001" calcext:value-type="float">
            <text:p>2093.1001</text:p>
          </table:table-cell>
          <table:table-cell office:value-type="float" office:value="-1.9652" calcext:value-type="float">
            <text:p>-1.9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24.93" calcext:value-type="float">
            <text:p>724.93</text:p>
          </table:table-cell>
          <table:table-cell office:value-type="float" office:value="-0.0136" calcext:value-type="float">
            <text:p>-0.0136</text:p>
          </table:table-cell>
          <table:table-cell table:style-name="ce1" office:value-type="float" office:value="0.001058" calcext:value-type="float">
            <text:p>1.06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951.4" calcext:value-type="float">
            <text:p>195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-1665.5" calcext:value-type="float">
            <text:p>-1665.5</text:p>
          </table:table-cell>
          <table:table-cell office:value-type="float" office:value="13.772" calcext:value-type="float">
            <text:p>13.772</text:p>
          </table:table-cell>
          <table:table-cell table:style-name="ce1" office:value-type="float" office:value="-0.01405" calcext:value-type="float">
            <text:p>-1.41E-00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95.7" calcext:value-type="float">
            <text:p>69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503.5" calcext:value-type="float">
            <text:p>150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027.5" calcext:value-type="float">
            <text:p>402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32.28" calcext:value-type="float">
            <text:p>132.28</text:p>
          </table:table-cell>
          <table:table-cell office:value-type="float" office:value="-1.4761" calcext:value-type="float">
            <text:p>-1.4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46.47" calcext:value-type="float">
            <text:p>64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7.6453" calcext:value-type="float">
            <text:p>7.6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79.19" calcext:value-type="float">
            <text:p>679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-162" calcext:value-type="float">
            <text:p>-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10.9" calcext:value-type="float">
            <text:p>13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18.72" calcext:value-type="float">
            <text:p>818.72</text:p>
          </table:table-cell>
          <table:table-cell office:value-type="float" office:value="-3.5627" calcext:value-type="float">
            <text:p>-3.5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95.3" calcext:value-type="float">
            <text:p>279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97.09" calcext:value-type="float">
            <text:p>19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73.859" calcext:value-type="float">
            <text:p>73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-191.54" calcext:value-type="float">
            <text:p>-19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-209.22" calcext:value-type="float">
            <text:p>-209.22</text:p>
          </table:table-cell>
          <table:table-cell office:value-type="float" office:value="1.7024" calcext:value-type="float">
            <text:p>1.7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6.4" calcext:value-type="float">
            <text:p>4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-94.959" calcext:value-type="float">
            <text:p>-94.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826.49" calcext:value-type="float">
            <text:p>82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67.11" calcext:value-type="float">
            <text:p>767.11</text:p>
          </table:table-cell>
          <table:table-cell office:value-type="float" office:value="-1.3117" calcext:value-type="float">
            <text:p>-1.3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95.548" calcext:value-type="float">
            <text:p>95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255.14" calcext:value-type="float">
            <text:p>-255.14</text:p>
          </table:table-cell>
          <table:table-cell office:value-type="float" office:value="2.2203" calcext:value-type="float">
            <text:p>2.2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90.21" calcext:value-type="float">
            <text:p>59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73.45" calcext:value-type="float">
            <text:p>973.45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1339" calcext:value-type="float">
            <text:p>1339</text:p>
          </table:table-cell>
          <table:table-cell office:value-type="float" office:value="0.1403" calcext:value-type="float">
            <text:p>0.1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08.14" calcext:value-type="float">
            <text:p>20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7.425" calcext:value-type="float">
            <text:p>17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2.419" calcext:value-type="float">
            <text:p>62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-7.7202" calcext:value-type="float">
            <text:p>-7.7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-23.358" calcext:value-type="float">
            <text:p>-23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.986" calcext:value-type="float">
            <text:p>11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.155" calcext:value-type="float">
            <text:p>50.155</text:p>
          </table:table-cell>
          <table:table-cell office:value-type="float" office:value="-0.1287" calcext:value-type="float">
            <text:p>-0.1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3.9" calcext:value-type="float">
            <text:p>1243.9</text:p>
          </table:table-cell>
          <table:table-cell office:value-type="float" office:value="17.412" calcext:value-type="float">
            <text:p>17.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.7506" calcext:value-type="float">
            <text:p>3.7506</text:p>
          </table:table-cell>
          <table:table-cell office:value-type="float" office:value="0.3229" calcext:value-type="float">
            <text:p>0.3229</text:p>
          </table:table-cell>
          <table:table-cell table:style-name="ce1" office:value-type="float" office:value="-0.002011" calcext:value-type="float">
            <text:p>-2.01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15.96" calcext:value-type="float">
            <text:p>315.96</text:p>
          </table:table-cell>
          <table:table-cell office:value-type="float" office:value="-0.4563" calcext:value-type="float">
            <text:p>-0.4563</text:p>
          </table:table-cell>
          <table:table-cell table:style-name="ce1" office:value-type="float" office:value="-0.00156" calcext:value-type="float">
            <text:p>-1.56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381.1001" calcext:value-type="float">
            <text:p>2381.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48.57" calcext:value-type="float">
            <text:p>148.57</text:p>
          </table:table-cell>
          <table:table-cell office:value-type="float" office:value="-1.1151" calcext:value-type="float">
            <text:p>-1.1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67.1" calcext:value-type="float">
            <text:p>667.1</text:p>
          </table:table-cell>
          <table:table-cell office:value-type="float" office:value="-8.0999" calcext:value-type="float">
            <text:p>-8.0999</text:p>
          </table:table-cell>
          <table:table-cell table:style-name="ce1" office:value-type="float" office:value="0.02256" calcext:value-type="float">
            <text:p>2.26E-00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99.44" calcext:value-type="float">
            <text:p>399.44</text:p>
          </table:table-cell>
          <table:table-cell office:value-type="float" office:value="-0.5806" calcext:value-type="float">
            <text:p>-0.5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364.32" calcext:value-type="float">
            <text:p>-364.32</text:p>
          </table:table-cell>
          <table:table-cell office:value-type="float" office:value="0.8134" calcext:value-type="float">
            <text:p>0.8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05.9" calcext:value-type="float">
            <text:p>-305.9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2.16" calcext:value-type="float">
            <text:p>392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-29.4" calcext:value-type="float">
            <text:p>-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-65.123" calcext:value-type="float">
            <text:p>-65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8.687" calcext:value-type="float">
            <text:p>58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-98.107" calcext:value-type="float">
            <text:p>-98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6.884" calcext:value-type="float">
            <text:p>16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-252.61" calcext:value-type="float">
            <text:p>-25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07.54" calcext:value-type="float">
            <text:p>60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49.32" calcext:value-type="float">
            <text:p>249.32</text:p>
          </table:table-cell>
          <table:table-cell office:value-type="float" office:value="-0.9249" calcext:value-type="float">
            <text:p>-0.9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.5762" calcext:value-type="float">
            <text:p>5.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406.32" calcext:value-type="float">
            <text:p>406.32</text:p>
          </table:table-cell>
          <table:table-cell office:value-type="float" office:value="-1.523" calcext:value-type="float">
            <text:p>-1.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.011" calcext:value-type="float">
            <text:p>4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6.44" calcext:value-type="float">
            <text:p>12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8.16" calcext:value-type="float">
            <text:p>14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16.17" calcext:value-type="float">
            <text:p>516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357.2" calcext:value-type="float">
            <text:p>235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05.73" calcext:value-type="float">
            <text:p>50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-490.47" calcext:value-type="float">
            <text:p>-49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14.57" calcext:value-type="float">
            <text:p>4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534.4" calcext:value-type="float">
            <text:p>2534.4</text:p>
          </table:table-cell>
          <table:table-cell office:value-type="float" office:value="-9.2193" calcext:value-type="float">
            <text:p>-9.2193</text:p>
          </table:table-cell>
          <table:table-cell table:style-name="ce1" office:value-type="float" office:value="0.00802" calcext:value-type="float">
            <text:p>8.02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389.2" calcext:value-type="float">
            <text:p>23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07.19" calcext:value-type="float">
            <text:p>30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136.6001" calcext:value-type="float">
            <text:p>2136.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31.32" calcext:value-type="float">
            <text:p>231.32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-395.59" calcext:value-type="float">
            <text:p>-395.59</text:p>
          </table:table-cell>
          <table:table-cell office:value-type="float" office:value="-0.2461" calcext:value-type="float">
            <text:p>-0.2461</text:p>
          </table:table-cell>
          <table:table-cell table:style-name="ce1" office:value-type="float" office:value="0.00007668" calcext:value-type="float">
            <text:p>7.67E-005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720.6" calcext:value-type="float">
            <text:p>1720.6</text:p>
          </table:table-cell>
          <table:table-cell office:value-type="float" office:value="-4.3437" calcext:value-type="float">
            <text:p>-4.3437</text:p>
          </table:table-cell>
          <table:table-cell table:style-name="ce1" office:value-type="float" office:value="0.00131" calcext:value-type="float">
            <text:p>1.31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0.553" calcext:value-type="float">
            <text:p>60.553</text:p>
          </table:table-cell>
          <table:table-cell office:value-type="float" office:value="4.1" calcext:value-type="float">
            <text:p>4.1</text:p>
          </table:table-cell>
          <table:table-cell table:style-name="ce1" office:value-type="float" office:value="-0.006244" calcext:value-type="float">
            <text:p>-6.24E-003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-1899.6" calcext:value-type="float">
            <text:p>-1899.6</text:p>
          </table:table-cell>
          <table:table-cell office:value-type="float" office:value="58.045" calcext:value-type="float">
            <text:p>58.045</text:p>
          </table:table-cell>
          <table:table-cell table:style-name="ce1" office:value-type="float" office:value="-0.09762" calcext:value-type="float">
            <text:p>-9.76E-00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00.01" calcext:value-type="float">
            <text:p>200.01</text:p>
          </table:table-cell>
          <table:table-cell office:value-type="float" office:value="12.19" calcext:value-type="float">
            <text:p>12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-1715.5" calcext:value-type="float">
            <text:p>-1715.5</text:p>
          </table:table-cell>
          <table:table-cell office:value-type="float" office:value="5.4802" calcext:value-type="float">
            <text:p>5.4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-8.1881" calcext:value-type="float">
            <text:p>-8.1881</text:p>
          </table:table-cell>
          <table:table-cell office:value-type="float" office:value="-0.2077" calcext:value-type="float">
            <text:p>-0.2077</text:p>
          </table:table-cell>
          <table:table-cell table:style-name="ce1" office:value-type="float" office:value="0.0001303" calcext:value-type="float">
            <text:p>1.30E-004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183.5" calcext:value-type="float">
            <text:p>218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-6058.1001" calcext:value-type="float">
            <text:p>-6058.1001</text:p>
          </table:table-cell>
          <table:table-cell office:value-type="float" office:value="31.281" calcext:value-type="float">
            <text:p>31.281</text:p>
          </table:table-cell>
          <table:table-cell table:style-name="ce1" office:value-type="float" office:value="-0.03308" calcext:value-type="float">
            <text:p>-3.31E-002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28.8" calcext:value-type="float">
            <text:p>6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988.6001" calcext:value-type="float">
            <text:p>3988.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8.074" calcext:value-type="float">
            <text:p>18.074</text:p>
          </table:table-cell>
          <table:table-cell office:value-type="float" office:value="1.8879" calcext:value-type="float">
            <text:p>1.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49.52" calcext:value-type="float">
            <text:p>649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-119.69" calcext:value-type="float">
            <text:p>-11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602.1" calcext:value-type="float">
            <text:p>16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55.7" calcext:value-type="float">
            <text:p>145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-742.2" calcext:value-type="float">
            <text:p>-742.2</text:p>
          </table:table-cell>
          <table:table-cell office:value-type="float" office:value="2.9173" calcext:value-type="float">
            <text:p>2.9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-350.71" calcext:value-type="float">
            <text:p>-35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0.093" calcext:value-type="float">
            <text:p>70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0.349" calcext:value-type="float">
            <text:p>50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78.87" calcext:value-type="float">
            <text:p>37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.144" calcext:value-type="float">
            <text:p>57.144</text:p>
          </table:table-cell>
          <table:table-cell office:value-type="float" office:value="-0.9138" calcext:value-type="float">
            <text:p>-0.9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13.21" calcext:value-type="float">
            <text:p>113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-164.86" calcext:value-type="float">
            <text:p>-16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4.904" calcext:value-type="float">
            <text:p>14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73.02" calcext:value-type="float">
            <text:p>373.02</text:p>
          </table:table-cell>
          <table:table-cell office:value-type="float" office:value="-0.4555" calcext:value-type="float">
            <text:p>-0.4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30.027" calcext:value-type="float">
            <text:p>-3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09.42" calcext:value-type="float">
            <text:p>209.42</text:p>
          </table:table-cell>
          <table:table-cell office:value-type="float" office:value="-1.3662" calcext:value-type="float">
            <text:p>-1.3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453.4" calcext:value-type="float">
            <text:p>145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900" calcext:value-type="float">
            <text:p>1900</text:p>
          </table:table-cell>
          <table:table-cell office:value-type="float" office:value="3.415" calcext:value-type="float">
            <text:p>3.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1893.1" calcext:value-type="float">
            <text:p>1893.1</text:p>
          </table:table-cell>
          <table:table-cell office:value-type="float" office:value="11.556" calcext:value-type="float">
            <text:p>11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32.043" calcext:value-type="float">
            <text:p>32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.868" calcext:value-type="float">
            <text:p>11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6233" calcext:value-type="float">
            <text:p>1.6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2.631" calcext:value-type="float">
            <text:p>32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4.349" calcext:value-type="float">
            <text:p>44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.1214" calcext:value-type="float">
            <text:p>2.1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18.703" calcext:value-type="float">
            <text:p>-18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Fisher 1996 (PSRK)"</text:p>
          </table:table-cell>
          <table:table-cell table:number-columns-repeated="31"/>
        </table:table-row>
      </table:table>
      <table:table table:name="group param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ub group</text:p>
          </table:table-cell>
          <table:table-cell office:value-type="string" calcext:value-type="string">
            <text:p>main group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Q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CH3"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H2"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H"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1"</text:p>
          </table:table-cell>
          <table:table-cell office:value-type="float" office:value="0.2195" calcext:value-type="float">
            <text:p>0.2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CH2=CH"</text:p>
          </table:table-cell>
          <table:table-cell office:value-type="float" office:value="1.3454" calcext:value-type="float">
            <text:p>1.3454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CH=CH"</text:p>
          </table:table-cell>
          <table:table-cell office:value-type="float" office:value="1.1167" calcext:value-type="float">
            <text:p>1.1167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CH2=C"</text:p>
          </table:table-cell>
          <table:table-cell office:value-type="float" office:value="1.1173" calcext:value-type="float">
            <text:p>1.1173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CH=C"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C=C"</text:p>
          </table:table-cell>
          <table:table-cell office:value-type="float" office:value="0.6605" calcext:value-type="float">
            <text:p>0.6605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ACH"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AC"</text:p>
          </table:table-cell>
          <table:table-cell office:value-type="float" office:value="0.3652" calcext:value-type="float">
            <text:p>0.365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CCH3"</text:p>
          </table:table-cell>
          <table:table-cell office:value-type="float" office:value="1.2663" calcext:value-type="float">
            <text:p>1.2663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CCH2"</text:p>
          </table:table-cell>
          <table:table-cell office:value-type="float" office:value="1.0396" calcext:value-type="float">
            <text:p>1.039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CCH"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348" calcext:value-type="float">
            <text:p>0.3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OH"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CH3OH"</text:p>
          </table:table-cell>
          <table:table-cell office:value-type="float" office:value="1.4311" calcext:value-type="float">
            <text:p>1.4311</text:p>
          </table:table-cell>
          <table:table-cell office:value-type="float" office:value="1.432" calcext:value-type="float">
            <text:p>1.43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H2O"</text:p>
          </table:table-cell>
          <table:table-cell office:value-type="float" office:value="0.92" calcext:value-type="float">
            <text:p>0.9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ACOH"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CH3CO"</text:p>
          </table:table-cell>
          <table:table-cell office:value-type="float" office:value="1.6724" calcext:value-type="float">
            <text:p>1.6724</text:p>
          </table:table-cell>
          <table:table-cell office:value-type="float" office:value="1.448" calcext:value-type="float">
            <text:p>1.4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CH2CO"</text:p>
          </table:table-cell>
          <table:table-cell office:value-type="float" office:value="1.4457" calcext:value-type="float">
            <text:p>1.445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CHO"</text:p>
          </table:table-cell>
          <table:table-cell office:value-type="float" office:value="0.998" calcext:value-type="float">
            <text:p>0.998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CH3COO"</text:p>
          </table:table-cell>
          <table:table-cell office:value-type="float" office:value="1.9031" calcext:value-type="float">
            <text:p>1.9031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CH2COO"</text:p>
          </table:table-cell>
          <table:table-cell office:value-type="float" office:value="1.6764" calcext:value-type="float">
            <text:p>1.6764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HCOO"</text:p>
          </table:table-cell>
          <table:table-cell office:value-type="float" office:value="1.242" calcext:value-type="float">
            <text:p>1.242</text:p>
          </table:table-cell>
          <table:table-cell office:value-type="float" office:value="1.188" calcext:value-type="float">
            <text:p>1.18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CH3O"</text:p>
          </table:table-cell>
          <table:table-cell office:value-type="float" office:value="1.145" calcext:value-type="float">
            <text:p>1.145</text:p>
          </table:table-cell>
          <table:table-cell office:value-type="float" office:value="1.088" calcext:value-type="float">
            <text:p>1.08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CH2O"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CHO"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THF"</text:p>
          </table:table-cell>
          <table:table-cell office:value-type="float" office:value="0.9183" calcext:value-type="float">
            <text:p>0.918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CH3NH2"</text:p>
          </table:table-cell>
          <table:table-cell office:value-type="float" office:value="1.5959" calcext:value-type="float">
            <text:p>1.5959</text:p>
          </table:table-cell>
          <table:table-cell office:value-type="float" office:value="1.544" calcext:value-type="float">
            <text:p>1.54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CH2NH2"</text:p>
          </table:table-cell>
          <table:table-cell office:value-type="float" office:value="1.3692" calcext:value-type="float">
            <text:p>1.3692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CHNH2"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CH3NH"</text:p>
          </table:table-cell>
          <table:table-cell office:value-type="float" office:value="1.4337" calcext:value-type="float">
            <text:p>1.4337</text:p>
          </table:table-cell>
          <table:table-cell office:value-type="float" office:value="1.244" calcext:value-type="float">
            <text:p>1.24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CH2NH"</text:p>
          </table:table-cell>
          <table:table-cell office:value-type="float" office:value="1.207" calcext:value-type="float">
            <text:p>1.207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CHNH"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CH3N"</text:p>
          </table:table-cell>
          <table:table-cell office:value-type="float" office:value="1.1865" calcext:value-type="float">
            <text:p>1.186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CH2N"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ACNH2"</text:p>
          </table:table-cell>
          <table:table-cell office:value-type="float" office:value="1.06" calcext:value-type="float">
            <text:p>1.06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C5H5N"</text:p>
          </table:table-cell>
          <table:table-cell office:value-type="float" office:value="2.9993" calcext:value-type="float">
            <text:p>2.9993</text:p>
          </table:table-cell>
          <table:table-cell office:value-type="float" office:value="2.113" calcext:value-type="float">
            <text:p>2.113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C5H4N"</text:p>
          </table:table-cell>
          <table:table-cell office:value-type="float" office:value="2.8332" calcext:value-type="float">
            <text:p>2.8332</text:p>
          </table:table-cell>
          <table:table-cell office:value-type="float" office:value="1.833" calcext:value-type="float">
            <text:p>1.833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C5H3N"</text:p>
          </table:table-cell>
          <table:table-cell office:value-type="float" office:value="2.667" calcext:value-type="float">
            <text:p>2.667</text:p>
          </table:table-cell>
          <table:table-cell office:value-type="float" office:value="1.553" calcext:value-type="float">
            <text:p>1.553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CH3CN"</text:p>
          </table:table-cell>
          <table:table-cell office:value-type="float" office:value="1.8701" calcext:value-type="float">
            <text:p>1.8701</text:p>
          </table:table-cell>
          <table:table-cell office:value-type="float" office:value="1.724" calcext:value-type="float">
            <text:p>1.72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CH2CN"</text:p>
          </table:table-cell>
          <table:table-cell office:value-type="float" office:value="1.6434" calcext:value-type="float">
            <text:p>1.6434</text:p>
          </table:table-cell>
          <table:table-cell office:value-type="float" office:value="1.416" calcext:value-type="float">
            <text:p>1.41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COOH"</text:p>
          </table:table-cell>
          <table:table-cell office:value-type="float" office:value="1.3013" calcext:value-type="float">
            <text:p>1.3013</text:p>
          </table:table-cell>
          <table:table-cell office:value-type="float" office:value="1.224" calcext:value-type="float">
            <text:p>1.22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HCOOH"</text:p>
          </table:table-cell>
          <table:table-cell office:value-type="float" office:value="1.528" calcext:value-type="float">
            <text:p>1.528</text:p>
          </table:table-cell>
          <table:table-cell office:value-type="float" office:value="1.532" calcext:value-type="float">
            <text:p>1.53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CH2Cl"</text:p>
          </table:table-cell>
          <table:table-cell office:value-type="float" office:value="1.4654" calcext:value-type="float">
            <text:p>1.4654</text:p>
          </table:table-cell>
          <table:table-cell office:value-type="float" office:value="1.264" calcext:value-type="float">
            <text:p>1.26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CHCl"</text:p>
          </table:table-cell>
          <table:table-cell office:value-type="float" office:value="1.238" calcext:value-type="float">
            <text:p>1.238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CCl"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CH2Cl2"</text:p>
          </table:table-cell>
          <table:table-cell office:value-type="float" office:value="2.2564" calcext:value-type="float">
            <text:p>2.2564</text:p>
          </table:table-cell>
          <table:table-cell office:value-type="float" office:value="1.998" calcext:value-type="float">
            <text:p>1.99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CHCl2"</text:p>
          </table:table-cell>
          <table:table-cell office:value-type="float" office:value="2.0606" calcext:value-type="float">
            <text:p>2.0606</text:p>
          </table:table-cell>
          <table:table-cell office:value-type="float" office:value="1.684" calcext:value-type="float">
            <text:p>1.68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CCl2"</text:p>
          </table:table-cell>
          <table:table-cell office:value-type="float" office:value="1.8016" calcext:value-type="float">
            <text:p>1.8016</text:p>
          </table:table-cell>
          <table:table-cell office:value-type="float" office:value="1.448" calcext:value-type="float">
            <text:p>1.4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CHCl3"</text:p>
          </table:table-cell>
          <table:table-cell office:value-type="float" office:value="2.87" calcext:value-type="float">
            <text:p>2.87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CCl3"</text:p>
          </table:table-cell>
          <table:table-cell office:value-type="float" office:value="2.6401" calcext:value-type="float">
            <text:p>2.6401</text:p>
          </table:table-cell>
          <table:table-cell office:value-type="float" office:value="2.184" calcext:value-type="float">
            <text:p>2.18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CCl4"</text:p>
          </table:table-cell>
          <table:table-cell office:value-type="float" office:value="3.39" calcext:value-type="float">
            <text:p>3.39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"ACCl"</text:p>
          </table:table-cell>
          <table:table-cell office:value-type="float" office:value="1.1562" calcext:value-type="float">
            <text:p>1.1562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CH3NO2"</text:p>
          </table:table-cell>
          <table:table-cell office:value-type="float" office:value="2.0086" calcext:value-type="float">
            <text:p>2.0086</text:p>
          </table:table-cell>
          <table:table-cell office:value-type="float" office:value="1.868" calcext:value-type="float">
            <text:p>1.86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CH2NO2"</text:p>
          </table:table-cell>
          <table:table-cell office:value-type="float" office:value="1.7818" calcext:value-type="float">
            <text:p>1.781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CHNO2"</text:p>
          </table:table-cell>
          <table:table-cell office:value-type="float" office:value="1.5544" calcext:value-type="float">
            <text:p>1.5544</text:p>
          </table:table-cell>
          <table:table-cell office:value-type="float" office:value="1.248" calcext:value-type="float">
            <text:p>1.2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ACNO2"</text:p>
          </table:table-cell>
          <table:table-cell office:value-type="float" office:value="1.4199" calcext:value-type="float">
            <text:p>1.4199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CS2"</text:p>
          </table:table-cell>
          <table:table-cell office:value-type="float" office:value="2.057" calcext:value-type="float">
            <text:p>2.057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CH3SH"</text:p>
          </table:table-cell>
          <table:table-cell office:value-type="float" office:value="1.877" calcext:value-type="float">
            <text:p>1.877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CH2SH"</text:p>
          </table:table-cell>
          <table:table-cell office:value-type="float" office:value="1.651" calcext:value-type="float">
            <text:p>1.651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"Furfural"</text:p>
          </table:table-cell>
          <table:table-cell office:value-type="float" office:value="3.168" calcext:value-type="float">
            <text:p>3.168</text:p>
          </table:table-cell>
          <table:table-cell office:value-type="float" office:value="2.484" calcext:value-type="float">
            <text:p>2.48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DOH"</text:p>
          </table:table-cell>
          <table:table-cell office:value-type="float" office:value="2.4088" calcext:value-type="float">
            <text:p>2.4088</text:p>
          </table:table-cell>
          <table:table-cell office:value-type="float" office:value="2.248" calcext:value-type="float">
            <text:p>2.2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"I"</text:p>
          </table:table-cell>
          <table:table-cell office:value-type="float" office:value="1.264" calcext:value-type="float">
            <text:p>1.264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"Br"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832" calcext:value-type="float">
            <text:p>0.83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"CH-=C"</text:p>
          </table:table-cell>
          <table:table-cell office:value-type="float" office:value="1.292" calcext:value-type="float">
            <text:p>1.292</text:p>
          </table:table-cell>
          <table:table-cell office:value-type="float" office:value="1.088" calcext:value-type="float">
            <text:p>1.08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"C-=C"</text:p>
          </table:table-cell>
          <table:table-cell office:value-type="float" office:value="1.0613" calcext:value-type="float">
            <text:p>1.0613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"DMSO"</text:p>
          </table:table-cell>
          <table:table-cell office:value-type="float" office:value="2.8266" calcext:value-type="float">
            <text:p>2.8266</text:p>
          </table:table-cell>
          <table:table-cell office:value-type="float" office:value="2.472" calcext:value-type="float">
            <text:p>2.47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Acrylnitril"</text:p>
          </table:table-cell>
          <table:table-cell office:value-type="float" office:value="2.3144" calcext:value-type="float">
            <text:p>2.3144</text:p>
          </table:table-cell>
          <table:table-cell office:value-type="float" office:value="2.052" calcext:value-type="float">
            <text:p>2.05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"Cl-(C=C)"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"ACF"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"DMF"</text:p>
          </table:table-cell>
          <table:table-cell office:value-type="float" office:value="3.0856" calcext:value-type="float">
            <text:p>3.0856</text:p>
          </table:table-cell>
          <table:table-cell office:value-type="float" office:value="2.736" calcext:value-type="float">
            <text:p>2.73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"HCON(CH2)2"</text:p>
          </table:table-cell>
          <table:table-cell office:value-type="float" office:value="2.6322" calcext:value-type="float">
            <text:p>2.6322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"CF3"</text:p>
          </table:table-cell>
          <table:table-cell office:value-type="float" office:value="1.406" calcext:value-type="float">
            <text:p>1.406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"CF2"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"CF"</text:p>
          </table:table-cell>
          <table:table-cell office:value-type="float" office:value="0.615" calcext:value-type="float">
            <text:p>0.615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"COO"</text:p>
          </table:table-cell>
          <table:table-cell office:value-type="float" office:value="1.38" calcext:value-type="float">
            <text:p>1.3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"SiH3"</text:p>
          </table:table-cell>
          <table:table-cell office:value-type="float" office:value="1.6035" calcext:value-type="float">
            <text:p>1.6035</text:p>
          </table:table-cell>
          <table:table-cell office:value-type="float" office:value="1.263" calcext:value-type="float">
            <text:p>1.263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"SiH2"</text:p>
          </table:table-cell>
          <table:table-cell office:value-type="float" office:value="1.4443" calcext:value-type="float">
            <text:p>1.4443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"SiH2"</text:p>
          </table:table-cell>
          <table:table-cell office:value-type="float" office:value="1.2853" calcext:value-type="float">
            <text:p>1.2853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"Si"</text:p>
          </table:table-cell>
          <table:table-cell office:value-type="float" office:value="1.047" calcext:value-type="float">
            <text:p>1.04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"SiH20"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062" calcext:value-type="float">
            <text:p>1.06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"SiHO"</text:p>
          </table:table-cell>
          <table:table-cell office:value-type="float" office:value="1.303" calcext:value-type="float">
            <text:p>1.303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"SiO"</text:p>
          </table:table-cell>
          <table:table-cell office:value-type="float" office:value="1.1044" calcext:value-type="float">
            <text:p>1.1044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NMP"</text:p>
          </table:table-cell>
          <table:table-cell office:value-type="float" office:value="3.981" calcext:value-type="float">
            <text:p>3.98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CCl3F"</text:p>
          </table:table-cell>
          <table:table-cell office:value-type="float" office:value="3.0356" calcext:value-type="float">
            <text:p>3.0356</text:p>
          </table:table-cell>
          <table:table-cell office:value-type="float" office:value="2.644" calcext:value-type="float">
            <text:p>2.64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CCl2F"</text:p>
          </table:table-cell>
          <table:table-cell office:value-type="float" office:value="2.2287" calcext:value-type="float">
            <text:p>2.2287</text:p>
          </table:table-cell>
          <table:table-cell office:value-type="float" office:value="1.916" calcext:value-type="float">
            <text:p>1.91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HCCl2F"</text:p>
          </table:table-cell>
          <table:table-cell office:value-type="float" office:value="2.406" calcext:value-type="float">
            <text:p>2.406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HCClF"</text:p>
          </table:table-cell>
          <table:table-cell office:value-type="float" office:value="1.6493" calcext:value-type="float">
            <text:p>1.6493</text:p>
          </table:table-cell>
          <table:table-cell office:value-type="float" office:value="1.416" calcext:value-type="float">
            <text:p>1.41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CClF2"</text:p>
          </table:table-cell>
          <table:table-cell office:value-type="float" office:value="1.8174" calcext:value-type="float">
            <text:p>1.8174</text:p>
          </table:table-cell>
          <table:table-cell office:value-type="float" office:value="1.648" calcext:value-type="float">
            <text:p>1.6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HCClF2"</text:p>
          </table:table-cell>
          <table:table-cell office:value-type="float" office:value="1.967" calcext:value-type="float">
            <text:p>1.967</text:p>
          </table:table-cell>
          <table:table-cell office:value-type="float" office:value="1.828" calcext:value-type="float">
            <text:p>1.82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CClF3"</text:p>
          </table:table-cell>
          <table:table-cell office:value-type="float" office:value="2.1721" calcext:value-type="float">
            <text:p>2.172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"CCl2F2"</text:p>
          </table:table-cell>
          <table:table-cell office:value-type="float" office:value="2.6243" calcext:value-type="float">
            <text:p>2.6243</text:p>
          </table:table-cell>
          <table:table-cell office:value-type="float" office:value="2.376" calcext:value-type="float">
            <text:p>2.37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CONH2"</text:p>
          </table:table-cell>
          <table:table-cell office:value-type="float" office:value="1.4515" calcext:value-type="float">
            <text:p>1.4515</text:p>
          </table:table-cell>
          <table:table-cell office:value-type="float" office:value="1.248" calcext:value-type="float">
            <text:p>1.2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CONHCH3"</text:p>
          </table:table-cell>
          <table:table-cell office:value-type="float" office:value="2.1905" calcext:value-type="float">
            <text:p>2.1905</text:p>
          </table:table-cell>
          <table:table-cell office:value-type="float" office:value="1.796" calcext:value-type="float">
            <text:p>1.79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CONHCH2"</text:p>
          </table:table-cell>
          <table:table-cell office:value-type="float" office:value="1.9637" calcext:value-type="float">
            <text:p>1.9637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CON(CH3)2"</text:p>
          </table:table-cell>
          <table:table-cell office:value-type="float" office:value="2.8589" calcext:value-type="float">
            <text:p>2.8589</text:p>
          </table:table-cell>
          <table:table-cell office:value-type="float" office:value="2.428" calcext:value-type="float">
            <text:p>2.42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CONCH3CH2"</text:p>
          </table:table-cell>
          <table:table-cell office:value-type="float" office:value="2.6322" calcext:value-type="float">
            <text:p>2.6322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"CON(CH2)2"</text:p>
          </table:table-cell>
          <table:table-cell office:value-type="float" office:value="2.4054" calcext:value-type="float">
            <text:p>2.4054</text:p>
          </table:table-cell>
          <table:table-cell office:value-type="float" office:value="1.812" calcext:value-type="float">
            <text:p>1.81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"C2H5O2"</text:p>
          </table:table-cell>
          <table:table-cell office:value-type="float" office:value="2.1226" calcext:value-type="float">
            <text:p>2.1226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"C2H4O2"</text:p>
          </table:table-cell>
          <table:table-cell office:value-type="float" office:value="1.8952" calcext:value-type="float">
            <text:p>1.8952</text:p>
          </table:table-cell>
          <table:table-cell office:value-type="float" office:value="1.592" calcext:value-type="float">
            <text:p>1.592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"CH3S"</text:p>
          </table:table-cell>
          <table:table-cell office:value-type="float" office:value="1.613" calcext:value-type="float">
            <text:p>1.613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"CH2S"</text:p>
          </table:table-cell>
          <table:table-cell office:value-type="float" office:value="1.3863" calcext:value-type="float">
            <text:p>1.3863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"CHS"</text:p>
          </table:table-cell>
          <table:table-cell office:value-type="float" office:value="1.1589" calcext:value-type="float">
            <text:p>1.1589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"MORPH"</text:p>
          </table:table-cell>
          <table:table-cell office:value-type="float" office:value="3.474" calcext:value-type="float">
            <text:p>3.474</text:p>
          </table:table-cell>
          <table:table-cell office:value-type="float" office:value="2.796" calcext:value-type="float">
            <text:p>2.79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"C4H4S"</text:p>
          </table:table-cell>
          <table:table-cell office:value-type="float" office:value="2.8569" calcext:value-type="float">
            <text:p>2.8569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"C4H3S"</text:p>
          </table:table-cell>
          <table:table-cell office:value-type="float" office:value="2.6908" calcext:value-type="float">
            <text:p>2.6908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"C4H2S"</text:p>
          </table:table-cell>
          <table:table-cell office:value-type="float" office:value="2.5247" calcext:value-type="float">
            <text:p>2.5247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"Hansen 1991"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"NH3"</text:p>
          </table:table-cell>
          <table:table-cell office:value-type="float" office:value="0.851" calcext:value-type="float">
            <text:p>0.851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"Fisher 1996 (PSRK)"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"C02"</text:p>
          </table:table-cell>
          <table:table-cell office:value-type="float" office:value="1.3" calcext:value-type="float">
            <text:p>1.3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"Holderbaum 1991 (PSRK)"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"CH4"</text:p>
          </table:table-cell>
          <table:table-cell office:value-type="float" office:value="1.129" calcext:value-type="float">
            <text:p>1.129</text:p>
          </table:table-cell>
          <table:table-cell office:value-type="float" office:value="1.124" calcext:value-type="float">
            <text:p>1.124</text:p>
          </table:table-cell>
          <table:table-cell office:value-type="string" calcext:value-type="string">
            <text:p>"Holderbaum 1991 (PSRK)"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"O2"</text:p>
          </table:table-cell>
          <table:table-cell office:value-type="float" office:value="0.733" calcext:value-type="float">
            <text:p>0.733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"Fisher 1996 (PSRK)"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"Ar"</text:p>
          </table:table-cell>
          <table:table-cell office:value-type="float" office:value="1.177" calcext:value-type="float">
            <text:p>1.177</text:p>
          </table:table-cell>
          <table:table-cell office:value-type="float" office:value="1.116" calcext:value-type="float">
            <text:p>1.116</text:p>
          </table:table-cell>
          <table:table-cell office:value-type="string" calcext:value-type="string">
            <text:p>"Fisher 1996 (PSRK)"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"N2"</text:p>
          </table:table-cell>
          <table:table-cell office:value-type="float" office:value="0.856" calcext:value-type="float">
            <text:p>0.85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"Holderbaum 1991 (PSRK)"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"H2S"</text:p>
          </table:table-cell>
          <table:table-cell office:value-type="float" office:value="1.235" calcext:value-type="float">
            <text:p>1.235</text:p>
          </table:table-cell>
          <table:table-cell office:value-type="float" office:value="1.202" calcext:value-type="float">
            <text:p>1.202</text:p>
          </table:table-cell>
          <table:table-cell office:value-type="string" calcext:value-type="string">
            <text:p>"Holderbaum 1991 (PSRK)"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"H2"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"Holderbaum 1991 (PSRK)"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"CO"</text:p>
          </table:table-cell>
          <table:table-cell office:value-type="float" office:value="0.711" calcext:value-type="float">
            <text:p>0.7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"Holderbaum 1991 (PSRK)"</text:p>
          </table:table-cell>
        </table:table-row>
      </table:table>
      <table:table table:name="Comp" table:style-name="ta1">
        <table:table-column table:style-name="co1" table:number-columns-repeated="2" table:default-cell-style-name="ce2"/>
        <table:table-column table:style-name="co1" table:number-columns-repeated="117" table:default-cell-style-name="Default"/>
        <table:table-row table:style-name="ro1" table:number-rows-repeated="4">
          <table:table-cell table:style-name="Default" table:number-columns-repeated="2"/>
          <table:table-cell table:number-columns-repeated="117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"C2H6"</text:p>
          </table:table-cell>
          <table:table-cell office:value-type="string" calcext:value-type="string">
            <text:p>"C2"</text:p>
          </table:table-cell>
          <table:table-cell office:value-type="float" office:value="2" calcext:value-type="float">
            <text:p>2</text:p>
          </table:table-cell>
          <table:table-cell table:number-columns-repeated="1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3H8"</text:p>
          </table:table-cell>
          <table:table-cell office:value-type="string" calcext:value-type="string">
            <text:p>"C3"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H4H10"</text:p>
          </table:table-cell>
          <table:table-cell office:value-type="string" calcext:value-type="string">
            <text:p>"IC4"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H4H10"</text:p>
          </table:table-cell>
          <table:table-cell office:value-type="string" calcext:value-type="string">
            <text:p>"NC4"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5H12"</text:p>
          </table:table-cell>
          <table:table-cell office:value-type="string" calcext:value-type="string">
            <text:p>"NC5"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5H12"</text:p>
          </table:table-cell>
          <table:table-cell office:value-type="string" calcext:value-type="string">
            <text:p>"IC5"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6H14"</text:p>
          </table:table-cell>
          <table:table-cell office:value-type="string" calcext:value-type="string">
            <text:p>"NC6"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7H16"</text:p>
          </table:table-cell>
          <table:table-cell office:value-type="string" calcext:value-type="string">
            <text:p>"NC7"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8H18"</text:p>
          </table:table-cell>
          <table:table-cell office:value-type="string" calcext:value-type="string">
            <text:p>"NC8"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9H20"</text:p>
          </table:table-cell>
          <table:table-cell office:value-type="string" calcext:value-type="string">
            <text:p>"NC9"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10H22"</text:p>
          </table:table-cell>
          <table:table-cell office:value-type="string" calcext:value-type="string">
            <text:p>"NC10"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11H24"</text:p>
          </table:table-cell>
          <table:table-cell office:value-type="string" calcext:value-type="string">
            <text:p>"NC11"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6H6"</text:p>
          </table:table-cell>
          <table:table-cell office:value-type="string" calcext:value-type="string">
            <text:p>"BENZENE"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7H8"</text:p>
          </table:table-cell>
          <table:table-cell office:value-type="string" calcext:value-type="string">
            <text:p>"TOLUENE"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"H2O"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"N2"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"CO2"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"H2S"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"CH4"</text:p>
          </table:table-cell>
          <table:table-cell office:value-type="string" calcext:value-type="string">
            <text:p>"C1"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PSRK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Holderbaum 199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orstmann 2000</text:p>
          </table:table-cell>
          <table:table-cell table:number-columns-repeated="14"/>
          <table:table-cell office:value-type="string" calcext:value-type="string">
            <text:p>SRK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Twu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54.433" calcext:value-type="float">
            <text:p>-54.433</text:p>
          </table:table-cell>
          <table:table-cell table:number-columns-repeated="2"/>
          <table:table-cell office:value-type="float" office:value="180.28" calcext:value-type="float">
            <text:p>180.28</text:p>
          </table:table-cell>
          <table:table-cell table:number-columns-repeated="10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87.38" calcext:value-type="float">
            <text:p>287.38</text:p>
          </table:table-cell>
          <table:table-cell table:number-columns-repeated="2"/>
          <table:table-cell office:value-type="float" office:value="-61.863" calcext:value-type="float">
            <text:p>-61.863</text:p>
          </table:table-cell>
          <table:table-cell table:number-columns-repeated="9"/>
          <table:table-cell office:value-type="string" calcext:value-type="string">
            <text:p>Methane</text:p>
          </table:table-cell>
          <table:table-cell office:value-type="float" office:value="0.4926" calcext:value-type="float">
            <text:p>0.4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7.139" calcext:value-type="float">
            <text:p>27.139</text:p>
          </table:table-cell>
          <table:table-cell table:number-columns-repeated="2"/>
          <table:table-cell office:value-type="float" office:value="4518.3" calcext:value-type="float">
            <text:p>4518.3</text:p>
          </table:table-cell>
          <table:table-cell table:number-columns-repeated="9"/>
          <table:table-cell office:value-type="string" calcext:value-type="string">
            <text:p>Carbon monoxide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98.62" calcext:value-type="float">
            <text:p>298.62</text:p>
          </table:table-cell>
          <table:table-cell table:number-columns-repeated="2"/>
          <table:table-cell office:value-type="float" office:value="-57.788" calcext:value-type="float">
            <text:p>-57.788</text:p>
          </table:table-cell>
          <table:table-cell table:number-columns-repeated="9"/>
          <table:table-cell office:value-type="string" calcext:value-type="string">
            <text:p>Carbon dioxide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2515" calcext:value-type="float">
            <text:p>0.2515</text:p>
          </table:table-cell>
          <table:table-cell office:value-type="float" office:value="-1.7039" calcext:value-type="float">
            <text:p>-1.7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91.04" calcext:value-type="float">
            <text:p>591.04</text:p>
          </table:table-cell>
          <table:table-cell table:number-columns-repeated="2"/>
          <table:table-cell office:value-type="float" office:value="-102.09" calcext:value-type="float">
            <text:p>-102.09</text:p>
          </table:table-cell>
          <table:table-cell table:number-columns-repeated="9"/>
          <table:table-cell office:value-type="string" calcext:value-type="string">
            <text:p>Ethane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0407" calcext:value-type="float">
            <text:p>0.0407</text:p>
          </table:table-cell>
          <table:table-cell office:value-type="float" office:value="-0.2626" calcext:value-type="float">
            <text:p>-0.2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19.628" calcext:value-type="float">
            <text:p>-19.628</text:p>
          </table:table-cell>
          <table:table-cell office:value-type="float" office:value="1.8192" calcext:value-type="float">
            <text:p>1.8192</text:p>
          </table:table-cell>
          <table:table-cell/>
          <table:table-cell office:value-type="float" office:value="104.28" calcext:value-type="float">
            <text:p>104.28</text:p>
          </table:table-cell>
          <table:table-cell office:value-type="float" office:value="-1.2191" calcext:value-type="float">
            <text:p>-1.2191</text:p>
          </table:table-cell>
          <table:table-cell table:number-columns-repeated="8"/>
          <table:table-cell office:value-type="string" calcext:value-type="string">
            <text:p>Propane</text:p>
          </table:table-cell>
          <table:table-cell office:value-type="float" office:value="0.7152" calcext:value-type="float">
            <text:p>0.7152</text:p>
          </table:table-cell>
          <table:table-cell office:value-type="float" office:value="-0.1625" calcext:value-type="float">
            <text:p>-0.1625</text:p>
          </table:table-cell>
          <table:table-cell office:value-type="float" office:value="0.4284" calcext:value-type="float">
            <text:p>0.4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float" office:value="102.35" calcext:value-type="float">
            <text:p>102.35</text:p>
          </table:table-cell>
          <table:table-cell table:number-columns-repeated="9"/>
          <table:table-cell office:value-type="string" calcext:value-type="string">
            <text:p>Butane</text:p>
          </table:table-cell>
          <table:table-cell office:value-type="float" office:value="0.7772" calcext:value-type="float">
            <text:p>0.7772</text:p>
          </table:table-cell>
          <table:table-cell office:value-type="float" office:value="-0.2588" calcext:value-type="float">
            <text:p>-0.2588</text:p>
          </table:table-cell>
          <table:table-cell office:value-type="float" office:value="0.9305" calcext:value-type="float">
            <text:p>0.9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-88.341" calcext:value-type="float">
            <text:p>-88.341</text:p>
          </table:table-cell>
          <table:table-cell table:number-columns-repeated="2"/>
          <table:table-cell office:value-type="float" office:value="274.74" calcext:value-type="float">
            <text:p>274.74</text:p>
          </table:table-cell>
          <table:table-cell table:number-columns-repeated="9"/>
          <table:table-cell office:value-type="string" calcext:value-type="string">
            <text:p>Isobutane</text:p>
          </table:table-cell>
          <table:table-cell office:value-type="float" office:value="0.7516" calcext:value-type="float">
            <text:p>0.7516</text:p>
          </table:table-cell>
          <table:table-cell office:value-type="float" office:value="-0.0397" calcext:value-type="float">
            <text:p>-0.0397</text:p>
          </table:table-cell>
          <table:table-cell office:value-type="float" office:value="0.1862" calcext:value-type="float">
            <text:p>0.1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70.32" calcext:value-type="float">
            <text:p>270.32</text:p>
          </table:table-cell>
          <table:table-cell table:number-columns-repeated="2"/>
          <table:table-cell office:value-type="float" office:value="-171.06" calcext:value-type="float">
            <text:p>-171.06</text:p>
          </table:table-cell>
          <table:table-cell table:number-columns-repeated="9"/>
          <table:table-cell office:value-type="string" calcext:value-type="string">
            <text:p>2-Methylbutane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73" calcext:value-type="float">
            <text:p>-0.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1.67" calcext:value-type="float">
            <text:p>281.67</text:p>
          </table:table-cell>
          <table:table-cell table:number-columns-repeated="2"/>
          <table:table-cell office:value-type="float" office:value="-74.469" calcext:value-type="float">
            <text:p>-74.469</text:p>
          </table:table-cell>
          <table:table-cell table:number-columns-repeated="9"/>
          <table:table-cell office:value-type="string" calcext:value-type="string">
            <text:p>n-Pentane</text:p>
          </table:table-cell>
          <table:table-cell office:value-type="float" office:value="0.864" calcext:value-type="float">
            <text:p>0.864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5668" calcext:value-type="float">
            <text:p>0.5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4.051" calcext:value-type="float">
            <text:p>74.051</text:p>
          </table:table-cell>
          <table:table-cell table:number-columns-repeated="2"/>
          <table:table-cell office:value-type="float" office:value="211.88" calcext:value-type="float">
            <text:p>211.88</text:p>
          </table:table-cell>
          <table:table-cell table:number-columns-repeated="9"/>
          <table:table-cell office:value-type="string" calcext:value-type="string">
            <text:p>Benzene</text:p>
          </table:table-cell>
          <table:table-cell office:value-type="float" office:value="0.8356" calcext:value-type="float">
            <text:p>0.8356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9715" calcext:value-type="float">
            <text:p>0.9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24.31" calcext:value-type="float">
            <text:p>224.31</text:p>
          </table:table-cell>
          <table:table-cell table:number-columns-repeated="2"/>
          <table:table-cell office:value-type="float" office:value="-62.736" calcext:value-type="float">
            <text:p>-62.736</text:p>
          </table:table-cell>
          <table:table-cell table:number-columns-repeated="9"/>
          <table:table-cell office:value-type="string" calcext:value-type="string">
            <text:p>Cyclohexane</text:p>
          </table:table-cell>
          <table:table-cell office:value-type="float" office:value="0.9031" calcext:value-type="float">
            <text:p>0.9031</text:p>
          </table:table-cell>
          <table:table-cell office:value-type="float" office:value="-0.8506" calcext:value-type="float">
            <text:p>-0.8506</text:p>
          </table:table-cell>
          <table:table-cell office:value-type="float" office:value="1.8211" calcext:value-type="float">
            <text:p>1.8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82.09" calcext:value-type="float">
            <text:p>282.09</text:p>
          </table:table-cell>
          <table:table-cell table:number-columns-repeated="2"/>
          <table:table-cell office:value-type="float" office:value="-68.78" calcext:value-type="float">
            <text:p>-68.78</text:p>
          </table:table-cell>
          <table:table-cell table:number-columns-repeated="9"/>
          <table:table-cell office:value-type="string" calcext:value-type="string">
            <text:p>n-Hexane</text:p>
          </table:table-cell>
          <table:table-cell office:value-type="float" office:value="1.1061" calcext:value-type="float">
            <text:p>1.1061</text:p>
          </table:table-cell>
          <table:table-cell office:value-type="float" office:value="-1.4411" calcext:value-type="float">
            <text:p>-1.4411</text:p>
          </table:table-cell>
          <table:table-cell office:value-type="float" office:value="2.9173" calcext:value-type="float">
            <text:p>2.9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06.59" calcext:value-type="float">
            <text:p>406.59</text:p>
          </table:table-cell>
          <table:table-cell table:number-columns-repeated="2"/>
          <table:table-cell office:value-type="float" office:value="-117.14" calcext:value-type="float">
            <text:p>-117.14</text:p>
          </table:table-cell>
          <table:table-cell table:number-columns-repeated="9"/>
          <table:table-cell office:value-type="string" calcext:value-type="string">
            <text:p>Toluene</text:p>
          </table:table-cell>
          <table:table-cell office:value-type="float" office:value="0.9469" calcext:value-type="float">
            <text:p>0.9469</text:p>
          </table:table-cell>
          <table:table-cell office:value-type="float" office:value="-0.5896" calcext:value-type="float">
            <text:p>-0.5896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5.973" calcext:value-type="float">
            <text:p>35.973</text:p>
          </table:table-cell>
          <table:table-cell table:number-columns-repeated="2"/>
          <table:table-cell office:value-type="float" office:value="70.567" calcext:value-type="float">
            <text:p>70.567</text:p>
          </table:table-cell>
          <table:table-cell table:number-columns-repeated="9"/>
          <table:table-cell office:value-type="string" calcext:value-type="string">
            <text:p>n-Heptane</text:p>
          </table:table-cell>
          <table:table-cell office:value-type="float" office:value="1.1605" calcext:value-type="float">
            <text:p>1.1605</text:p>
          </table:table-cell>
          <table:table-cell office:value-type="float" office:value="-1.2606" calcext:value-type="float">
            <text:p>-1.2606</text:p>
          </table:table-cell>
          <table:table-cell office:value-type="float" office:value="2.5517" calcext:value-type="float">
            <text:p>2.5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85.26" calcext:value-type="float">
            <text:p>285.26</text:p>
          </table:table-cell>
          <table:table-cell table:number-columns-repeated="2"/>
          <table:table-cell office:value-type="float" office:value="-0.6989" calcext:value-type="float">
            <text:p>-0.6989</text:p>
          </table:table-cell>
          <table:table-cell table:number-columns-repeated="9"/>
          <table:table-cell office:value-type="string" calcext:value-type="string">
            <text:p>n-Octane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5804" calcext:value-type="float">
            <text:p>0.5804</text:p>
          </table:table-cell>
          <table:table-cell office:value-type="float" office:value="-1.2075" calcext:value-type="float">
            <text:p>-1.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15.8" calcext:value-type="float">
            <text:p>115.8</text:p>
          </table:table-cell>
          <table:table-cell table:number-columns-repeated="2"/>
          <table:table-cell office:value-type="float" office:value="-135.7" calcext:value-type="float">
            <text:p>-135.7</text:p>
          </table:table-cell>
          <table:table-cell table:number-columns-repeated="9"/>
          <table:table-cell office:value-type="string" calcext:value-type="string">
            <text:p>n-Nonane</text:p>
          </table:table-cell>
          <table:table-cell office:value-type="float" office:value="0.9922" calcext:value-type="float">
            <text:p>0.9922</text:p>
          </table:table-cell>
          <table:table-cell office:value-type="float" office:value="1.1157" calcext:value-type="float">
            <text:p>1.1157</text:p>
          </table:table-cell>
          <table:table-cell office:value-type="float" office:value="-2.3143" calcext:value-type="float">
            <text:p>-2.3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147.47" calcext:value-type="float">
            <text:p>-147.47</text:p>
          </table:table-cell>
          <table:table-cell table:number-columns-repeated="2"/>
          <table:table-cell office:value-type="float" office:value="774.87" calcext:value-type="float">
            <text:p>774.87</text:p>
          </table:table-cell>
          <table:table-cell table:number-columns-repeated="9"/>
          <table:table-cell office:value-type="string" calcext:value-type="string">
            <text:p>n-Decane</text:p>
          </table:table-cell>
          <table:table-cell office:value-type="float" office:value="1.0516" calcext:value-type="float">
            <text:p>1.051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2.8058" calcext:value-type="float">
            <text:p>-2.80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.6162" calcext:value-type="float">
            <text:p>4.6162</text:p>
          </table:table-cell>
          <table:table-cell table:number-columns-repeated="2"/>
          <table:table-cell office:value-type="float" office:value="1475.9" calcext:value-type="float">
            <text:p>1475.9</text:p>
          </table:table-cell>
          <table:table-cell table:number-columns-repeated="9"/>
          <table:table-cell office:value-type="string" calcext:value-type="string">
            <text:p>Undecane</text:p>
          </table:table-cell>
          <table:table-cell office:value-type="float" office:value="1.3766" calcext:value-type="float">
            <text:p>1.3766</text:p>
          </table:table-cell>
          <table:table-cell office:value-type="float" office:value="-0.9838" calcext:value-type="float">
            <text:p>-0.9838</text:p>
          </table:table-cell>
          <table:table-cell office:value-type="float" office:value="2.1446" calcext:value-type="float">
            <text:p>2.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30.37" calcext:value-type="float">
            <text:p>130.37</text:p>
          </table:table-cell>
          <table:table-cell office:value-type="float" office:value="63.323" calcext:value-type="float">
            <text:p>63.323</text:p>
          </table:table-cell>
          <table:table-cell/>
          <table:table-cell office:value-type="float" office:value="384.98" calcext:value-type="float">
            <text:p>384.98</text:p>
          </table:table-cell>
          <table:table-cell office:value-type="float" office:value="-2.1163" calcext:value-type="float">
            <text:p>-2.1163</text:p>
          </table:table-cell>
          <table:table-cell table:number-columns-repeated="8"/>
          <table:table-cell office:value-type="string" calcext:value-type="string">
            <text:p>Dodecane</text:p>
          </table:table-cell>
          <table:table-cell office:value-type="float" office:value="1.3026" calcext:value-type="float">
            <text:p>1.3026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1852" calcext:value-type="float">
            <text:p>-0.1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20.72" calcext:value-type="float">
            <text:p>220.72</text:p>
          </table:table-cell>
          <table:table-cell table:number-columns-repeated="2"/>
          <table:table-cell office:value-type="float" office:value="-179.19" calcext:value-type="float">
            <text:p>-179.19</text:p>
          </table:table-cell>
          <table:table-cell table:number-columns-repeated="9"/>
          <table:table-cell office:value-type="string" calcext:value-type="string">
            <text:p>Hydrogen</text:p>
          </table:table-cell>
          <table:table-cell office:value-type="float" office:value="0.1252" calcext:value-type="float">
            <text:p>0.1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17.22" calcext:value-type="float">
            <text:p>217.22</text:p>
          </table:table-cell>
          <table:table-cell office:value-type="float" office:value="0.01991" calcext:value-type="float">
            <text:p>0.0199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-3.8511" calcext:value-type="float">
            <text:p>-3.8511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office:value-type="float" office:value="1.0783" calcext:value-type="float">
            <text:p>1.0783</text:p>
          </table:table-cell>
          <table:table-cell office:value-type="float" office:value="-0.5832" calcext:value-type="float">
            <text:p>-0.583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-252.04" calcext:value-type="float">
            <text:p>-252.04</text:p>
          </table:table-cell>
          <table:table-cell table:number-columns-repeated="2"/>
          <table:table-cell office:value-type="float" office:value="-245.9" calcext:value-type="float">
            <text:p>-245.9</text:p>
          </table:table-cell>
          <table:table-cell table:number-columns-repeated="9"/>
          <table:table-cell office:value-type="string" calcext:value-type="string">
            <text:p>Hydrogen sulfide</text:p>
          </table:table-cell>
          <table:table-cell office:value-type="float" office:value="0.6356" calcext:value-type="float">
            <text:p>0.6356</text:p>
          </table:table-cell>
          <table:table-cell office:value-type="float" office:value="-0.4504" calcext:value-type="float">
            <text:p>-0.4504</text:p>
          </table:table-cell>
          <table:table-cell office:value-type="float" office:value="1.6837" calcext:value-type="float">
            <text:p>1.6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018.6" calcext:value-type="float">
            <text:p>2018.6</text:p>
          </table:table-cell>
          <table:table-cell table:number-columns-repeated="2"/>
          <table:table-cell office:value-type="float" office:value="382.59" calcext:value-type="float">
            <text:p>382.59</text:p>
          </table:table-cell>
          <table:table-cell table:number-columns-repeated="9"/>
          <table:table-cell office:value-type="string" calcext:value-type="string">
            <text:p>Nitrogen</text:p>
          </table:table-cell>
          <table:table-cell office:value-type="float" office:value="0.5427" calcext:value-type="float">
            <text:p>0.5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89.2" calcext:value-type="float">
            <text:p>589.2</text:p>
          </table:table-cell>
          <table:table-cell office:value-type="float" office:value="2.681" calcext:value-type="float">
            <text:p>2.681</text:p>
          </table:table-cell>
          <table:table-cell/>
          <table:table-cell office:value-type="float" office:value="2836.9" calcext:value-type="float">
            <text:p>2836.9</text:p>
          </table:table-cell>
          <table:table-cell office:value-type="float" office:value="-5.2997" calcext:value-type="float">
            <text:p>-5.299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3222.5" calcext:value-type="float">
            <text:p>3222.5</text:p>
          </table:table-cell>
          <table:table-cell table:number-columns-repeated="2"/>
          <table:table-cell office:value-type="float" office:value="3694.7" calcext:value-type="float">
            <text:p>3694.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470.09" calcext:value-type="float">
            <text:p>470.09</text:p>
          </table:table-cell>
          <table:table-cell table:number-columns-repeated="2"/>
          <table:table-cell office:value-type="float" office:value="559.06" calcext:value-type="float">
            <text:p>559.0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-189.07" calcext:value-type="float">
            <text:p>-189.07</text:p>
          </table:table-cell>
          <table:table-cell table:number-columns-repeated="2"/>
          <table:table-cell office:value-type="float" office:value="4040.7" calcext:value-type="float">
            <text:p>4040.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.5251" calcext:value-type="float">
            <text:p>9.5251</text:p>
          </table:table-cell>
          <table:table-cell table:number-columns-repeated="2"/>
          <table:table-cell office:value-type="float" office:value="196.54" calcext:value-type="float">
            <text:p>196.5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061.4" calcext:value-type="float">
            <text:p>1061.4</text:p>
          </table:table-cell>
          <table:table-cell office:value-type="float" office:value="-1.2561" calcext:value-type="float">
            <text:p>-1.2561</text:p>
          </table:table-cell>
          <table:table-cell/>
          <table:table-cell office:value-type="float" office:value="-516.85" calcext:value-type="float">
            <text:p>-516.85</text:p>
          </table:table-cell>
          <table:table-cell office:value-type="float" office:value="1.1696" calcext:value-type="float">
            <text:p>1.169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-15.335" calcext:value-type="float">
            <text:p>-15.335</text:p>
          </table:table-cell>
          <table:table-cell table:number-columns-repeated="2"/>
          <table:table-cell office:value-type="float" office:value="609.43" calcext:value-type="float">
            <text:p>609.4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3842.5" calcext:value-type="float">
            <text:p>3842.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-159.2" calcext:value-type="float">
            <text:p>-159.2</text:p>
          </table:table-cell>
          <table:table-cell table:number-columns-repeated="2"/>
          <table:table-cell office:value-type="float" office:value="767.82" calcext:value-type="float">
            <text:p>767.8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-3123.4" calcext:value-type="float">
            <text:p>-3123.4</text:p>
          </table:table-cell>
          <table:table-cell office:value-type="float" office:value="20.683" calcext:value-type="float">
            <text:p>20.683</text:p>
          </table:table-cell>
          <table:table-cell office:value-type="float" office:value="-0.01956" calcext:value-type="float">
            <text:p>-0.01956</text:p>
          </table:table-cell>
          <table:table-cell office:value-type="float" office:value="1459.6" calcext:value-type="float">
            <text:p>1459.6</text:p>
          </table:table-cell>
          <table:table-cell office:value-type="float" office:value="-7.6407" calcext:value-type="float">
            <text:p>-7.6407</text:p>
          </table:table-cell>
          <table:table-cell office:value-type="float" office:value="0.00945" calcext:value-type="float">
            <text:p>0.0094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-1531.6" calcext:value-type="float">
            <text:p>-1531.6</text:p>
          </table:table-cell>
          <table:table-cell office:value-type="float" office:value="12.396" calcext:value-type="float">
            <text:p>12.396</text:p>
          </table:table-cell>
          <table:table-cell office:value-type="float" office:value="-0.006931" calcext:value-type="float">
            <text:p>-0.006931</text:p>
          </table:table-cell>
          <table:table-cell office:value-type="float" office:value="5564.1" calcext:value-type="float">
            <text:p>5564.1</text:p>
          </table:table-cell>
          <table:table-cell office:value-type="float" office:value="-27.41" calcext:value-type="float">
            <text:p>-27.41</text:p>
          </table:table-cell>
          <table:table-cell office:value-type="float" office:value="0.07115" calcext:value-type="float">
            <text:p>0.0711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-2832" calcext:value-type="float">
            <text:p>-2832</text:p>
          </table:table-cell>
          <table:table-cell office:value-type="float" office:value="9.663" calcext:value-type="float">
            <text:p>9.663</text:p>
          </table:table-cell>
          <table:table-cell office:value-type="float" office:value="-0.01247" calcext:value-type="float">
            <text:p>-0.01247</text:p>
          </table:table-cell>
          <table:table-cell office:value-type="float" office:value="-1641" calcext:value-type="float">
            <text:p>-1641</text:p>
          </table:table-cell>
          <table:table-cell office:value-type="float" office:value="7.456" calcext:value-type="float">
            <text:p>7.456</text:p>
          </table:table-cell>
          <table:table-cell office:value-type="float" office:value="-0.01156" calcext:value-type="float">
            <text:p>-0.0115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-2197.8" calcext:value-type="float">
            <text:p>-2197.8</text:p>
          </table:table-cell>
          <table:table-cell office:value-type="float" office:value="5.2282" calcext:value-type="float">
            <text:p>5.2282</text:p>
          </table:table-cell>
          <table:table-cell/>
          <table:table-cell office:value-type="float" office:value="-796.4" calcext:value-type="float">
            <text:p>-796.4</text:p>
          </table:table-cell>
          <table:table-cell office:value-type="float" office:value="-0.2825" calcext:value-type="float">
            <text:p>-0.282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-1026.7" calcext:value-type="float">
            <text:p>-1026.7</text:p>
          </table:table-cell>
          <table:table-cell table:number-columns-repeated="2"/>
          <table:table-cell office:value-type="float" office:value="-954.65" calcext:value-type="float">
            <text:p>-954.6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696.36" calcext:value-type="float">
            <text:p>696.36</text:p>
          </table:table-cell>
          <table:table-cell table:number-columns-repeated="2"/>
          <table:table-cell office:value-type="float" office:value="-1270.5" calcext:value-type="float">
            <text:p>-1270.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824.71" calcext:value-type="float">
            <text:p>824.71</text:p>
          </table:table-cell>
          <table:table-cell office:value-type="float" office:value="0.06955" calcext:value-type="float">
            <text:p>0.06955</text:p>
          </table:table-cell>
          <table:table-cell/>
          <table:table-cell office:value-type="float" office:value="2290.5" calcext:value-type="float">
            <text:p>2290.5</text:p>
          </table:table-cell>
          <table:table-cell office:value-type="float" office:value="-2.9588" calcext:value-type="float">
            <text:p>-2.958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-65.229" calcext:value-type="float">
            <text:p>-65.229</text:p>
          </table:table-cell>
          <table:table-cell table:number-columns-repeated="2"/>
          <table:table-cell office:value-type="float" office:value="-160.7" calcext:value-type="float">
            <text:p>-160.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0.16" calcext:value-type="float">
            <text:p>70.16</text:p>
          </table:table-cell>
          <table:table-cell table:number-columns-repeated="2"/>
          <table:table-cell office:value-type="float" office:value="-72.036" calcext:value-type="float">
            <text:p>-72.03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1619" calcext:value-type="float">
            <text:p>0.1619</text:p>
          </table:table-cell>
          <table:table-cell table:number-columns-repeated="2"/>
          <table:table-cell office:value-type="float" office:value="341.49" calcext:value-type="float">
            <text:p>341.49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536.92" calcext:value-type="float">
            <text:p>536.92</text:p>
          </table:table-cell>
          <table:table-cell table:number-columns-repeated="2"/>
          <table:table-cell office:value-type="float" office:value="-0.8632" calcext:value-type="float">
            <text:p>-0.863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73.78" calcext:value-type="float">
            <text:p>173.78</text:p>
          </table:table-cell>
          <table:table-cell table:number-columns-repeated="2"/>
          <table:table-cell office:value-type="float" office:value="-2.6891" calcext:value-type="float">
            <text:p>-2.689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84.6" calcext:value-type="float">
            <text:p>1184.6</text:p>
          </table:table-cell>
          <table:table-cell table:number-columns-repeated="2"/>
          <table:table-cell office:value-type="float" office:value="-327.44" calcext:value-type="float">
            <text:p>-327.4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52.49" calcext:value-type="float">
            <text:p>152.49</text:p>
          </table:table-cell>
          <table:table-cell table:number-columns-repeated="2"/>
          <table:table-cell office:value-type="float" office:value="-132.47" calcext:value-type="float">
            <text:p>-132.47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-189.89" calcext:value-type="float">
            <text:p>-189.8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-117.71" calcext:value-type="float">
            <text:p>-117.71</text:p>
          </table:table-cell>
          <table:table-cell table:number-columns-repeated="2"/>
          <table:table-cell office:value-type="float" office:value="-198.49" calcext:value-type="float">
            <text:p>-198.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  <table:table-cell office:value-type="float" office:value="-28.097" calcext:value-type="float">
            <text:p>-28.097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47.51" calcext:value-type="float">
            <text:p>147.51</text:p>
          </table:table-cell>
          <table:table-cell table:number-columns-repeated="2"/>
          <table:table-cell office:value-type="float" office:value="1986.8" calcext:value-type="float">
            <text:p>1986.8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191.3" calcext:value-type="float">
            <text:p>3191.3</text:p>
          </table:table-cell>
          <table:table-cell table:number-columns-repeated="2"/>
          <table:table-cell office:value-type="float" office:value="266.63" calcext:value-type="float">
            <text:p>266.6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82.82" calcext:value-type="float">
            <text:p>382.82</text:p>
          </table:table-cell>
          <table:table-cell table:number-columns-repeated="2"/>
          <table:table-cell office:value-type="float" office:value="881.01" calcext:value-type="float">
            <text:p>881.0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-628.26" calcext:value-type="float">
            <text:p>-628.26</text:p>
          </table:table-cell>
          <table:table-cell table:number-columns-repeated="2"/>
          <table:table-cell office:value-type="float" office:value="-497.83" calcext:value-type="float">
            <text:p>-497.8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-935.4" calcext:value-type="float">
            <text:p>-935.4</text:p>
          </table:table-cell>
          <table:table-cell table:number-columns-repeated="2"/>
          <table:table-cell office:value-type="float" office:value="-730.22" calcext:value-type="float">
            <text:p>-730.2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3.717" calcext:value-type="float">
            <text:p>43.717</text:p>
          </table:table-cell>
          <table:table-cell table:number-columns-repeated="2"/>
          <table:table-cell office:value-type="float" office:value="-109.83" calcext:value-type="float">
            <text:p>-109.83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08.55" calcext:value-type="float">
            <text:p>208.55</text:p>
          </table:table-cell>
          <table:table-cell office:value-type="float" office:value="-0.1098" calcext:value-type="float">
            <text:p>-0.1098</text:p>
          </table:table-cell>
          <table:table-cell/>
          <table:table-cell office:value-type="float" office:value="226.85" calcext:value-type="float">
            <text:p>226.85</text:p>
          </table:table-cell>
          <table:table-cell office:value-type="float" office:value="-0.6121" calcext:value-type="float">
            <text:p>-0.612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37.77" calcext:value-type="float">
            <text:p>337.77</text:p>
          </table:table-cell>
          <table:table-cell office:value-type="float" office:value="15.524" calcext:value-type="float">
            <text:p>15.524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-1.1326" calcext:value-type="float">
            <text:p>-1.132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634.45" calcext:value-type="float">
            <text:p>634.45</text:p>
          </table:table-cell>
          <table:table-cell table:number-columns-repeated="2"/>
          <table:table-cell office:value-type="float" office:value="-68.653" calcext:value-type="float">
            <text:p>-68.65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01.76" calcext:value-type="float">
            <text:p>301.76</text:p>
          </table:table-cell>
          <table:table-cell office:value-type="float" office:value="2.6956" calcext:value-type="float">
            <text:p>2.6956</text:p>
          </table:table-cell>
          <table:table-cell/>
          <table:table-cell office:value-type="float" office:value="-263.27" calcext:value-type="float">
            <text:p>-263.27</text:p>
          </table:table-cell>
          <table:table-cell office:value-type="float" office:value="1.1376" calcext:value-type="float">
            <text:p>1.1376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051.6" calcext:value-type="float">
            <text:p>2051.6</text:p>
          </table:table-cell>
          <table:table-cell table:number-columns-repeated="2"/>
          <table:table-cell office:value-type="float" office:value="-549.4" calcext:value-type="float">
            <text:p>-549.4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1.401" calcext:value-type="float">
            <text:p>31.401</text:p>
          </table:table-cell>
          <table:table-cell table:number-columns-repeated="2"/>
          <table:table-cell office:value-type="float" office:value="-66.608" calcext:value-type="float">
            <text:p>-66.608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2.002" calcext:value-type="float">
            <text:p>92.002</text:p>
          </table:table-cell>
          <table:table-cell table:number-columns-repeated="2"/>
          <table:table-cell office:value-type="float" office:value="-17.588" calcext:value-type="float">
            <text:p>-17.58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22.38" calcext:value-type="float">
            <text:p>222.38</text:p>
          </table:table-cell>
          <table:table-cell table:number-columns-repeated="2"/>
          <table:table-cell office:value-type="float" office:value="195.84" calcext:value-type="float">
            <text:p>195.8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59.39" calcext:value-type="float">
            <text:p>259.39</text:p>
          </table:table-cell>
          <table:table-cell table:number-columns-repeated="2"/>
          <table:table-cell office:value-type="float" office:value="-43.834" calcext:value-type="float">
            <text:p>-43.83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-80.976" calcext:value-type="float">
            <text:p>-80.976</text:p>
          </table:table-cell>
          <table:table-cell table:number-columns-repeated="2"/>
          <table:table-cell office:value-type="float" office:value="323.47" calcext:value-type="float">
            <text:p>323.4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477.45" calcext:value-type="float">
            <text:p>477.45</text:p>
          </table:table-cell>
          <table:table-cell table:number-columns-repeated="2"/>
          <table:table-cell office:value-type="float" office:value="17.6" calcext:value-type="float">
            <text:p>17.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537.5" calcext:value-type="float">
            <text:p>537.5</text:p>
          </table:table-cell>
          <table:table-cell table:number-columns-repeated="2"/>
          <table:table-cell office:value-type="float" office:value="-105.78" calcext:value-type="float">
            <text:p>-105.78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30.13" calcext:value-type="float">
            <text:p>130.13</text:p>
          </table:table-cell>
          <table:table-cell office:value-type="float" office:value="-0.05848" calcext:value-type="float">
            <text:p>-0.05848</text:p>
          </table:table-cell>
          <table:table-cell/>
          <table:table-cell office:value-type="float" office:value="446.14" calcext:value-type="float">
            <text:p>446.14</text:p>
          </table:table-cell>
          <table:table-cell office:value-type="float" office:value="-0.8047" calcext:value-type="float">
            <text:p>-0.8047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-194.98" calcext:value-type="float">
            <text:p>-194.98</text:p>
          </table:table-cell>
          <table:table-cell table:number-columns-repeated="2"/>
          <table:table-cell office:value-type="float" office:value="23.324" calcext:value-type="float">
            <text:p>23.324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00.31" calcext:value-type="float">
            <text:p>100.31</text:p>
          </table:table-cell>
          <table:table-cell table:number-columns-repeated="2"/>
          <table:table-cell office:value-type="float" office:value="39.267" calcext:value-type="float">
            <text:p>39.267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-404.41" calcext:value-type="float">
            <text:p>-404.41</text:p>
          </table:table-cell>
          <table:table-cell table:number-columns-repeated="2"/>
          <table:table-cell office:value-type="float" office:value="16.285" calcext:value-type="float">
            <text:p>16.285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2.648" calcext:value-type="float">
            <text:p>32.648</text:p>
          </table:table-cell>
          <table:table-cell table:number-columns-repeated="2"/>
          <table:table-cell office:value-type="float" office:value="-173.86" calcext:value-type="float">
            <text:p>-173.86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-10.699" calcext:value-type="float">
            <text:p>-10.699</text:p>
          </table:table-cell>
          <table:table-cell table:number-columns-repeated="2"/>
          <table:table-cell office:value-type="float" office:value="-9.775" calcext:value-type="float">
            <text:p>-9.775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-32.104" calcext:value-type="float">
            <text:p>-32.104</text:p>
          </table:table-cell>
          <table:table-cell table:number-columns-repeated="2"/>
          <table:table-cell office:value-type="float" office:value="83.451" calcext:value-type="float">
            <text:p>83.451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13.9" calcext:value-type="float">
            <text:p>713.9</text:p>
          </table:table-cell>
          <table:table-cell table:number-columns-repeated="2"/>
          <table:table-cell office:value-type="float" office:value="-547.63" calcext:value-type="float">
            <text:p>-547.63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-1013.7" calcext:value-type="float">
            <text:p>-1013.7</text:p>
          </table:table-cell>
          <table:table-cell office:value-type="float" office:value="2.6354" calcext:value-type="float">
            <text:p>2.6354</text:p>
          </table:table-cell>
          <table:table-cell/>
          <table:table-cell office:value-type="float" office:value="165.65" calcext:value-type="float">
            <text:p>165.65</text:p>
          </table:table-cell>
          <table:table-cell office:value-type="float" office:value="-1.6026" calcext:value-type="float">
            <text:p>-1.6026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204" calcext:value-type="float">
            <text:p>1204</text:p>
          </table:table-cell>
          <table:table-cell table:number-columns-repeated="2"/>
          <table:table-cell office:value-type="float" office:value="86.243" calcext:value-type="float">
            <text:p>86.243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83.65" calcext:value-type="float">
            <text:p>183.65</text:p>
          </table:table-cell>
          <table:table-cell table:number-columns-repeated="2"/>
          <table:table-cell office:value-type="float" office:value="-5.8025" calcext:value-type="float">
            <text:p>-5.8025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-233.85" calcext:value-type="float">
            <text:p>-233.85</text:p>
          </table:table-cell>
          <table:table-cell table:number-columns-repeated="2"/>
          <table:table-cell office:value-type="float" office:value="-382.92" calcext:value-type="float">
            <text:p>-382.9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00.48" calcext:value-type="float">
            <text:p>200.48</text:p>
          </table:table-cell>
          <table:table-cell office:value-type="float" office:value="19.011" calcext:value-type="float">
            <text:p>19.011</text:p>
          </table:table-cell>
          <table:table-cell/>
          <table:table-cell office:value-type="float" office:value="-361.75" calcext:value-type="float">
            <text:p>-361.75</text:p>
          </table:table-cell>
          <table:table-cell office:value-type="float" office:value="-0.1675" calcext:value-type="float">
            <text:p>-0.1675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-1329.9" calcext:value-type="float">
            <text:p>-1329.9</text:p>
          </table:table-cell>
          <table:table-cell office:value-type="float" office:value="3.2325" calcext:value-type="float">
            <text:p>3.2325</text:p>
          </table:table-cell>
          <table:table-cell/>
          <table:table-cell office:value-type="float" office:value="531.64" calcext:value-type="float">
            <text:p>531.64</text:p>
          </table:table-cell>
          <table:table-cell office:value-type="float" office:value="-0.8032" calcext:value-type="float">
            <text:p>-0.8032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76.13" calcext:value-type="float">
            <text:p>276.13</text:p>
          </table:table-cell>
          <table:table-cell table:number-columns-repeated="2"/>
          <table:table-cell office:value-type="float" office:value="2.8372" calcext:value-type="float">
            <text:p>2.8372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3.461" calcext:value-type="float">
            <text:p>43.461</text:p>
          </table:table-cell>
          <table:table-cell table:number-columns-repeated="2"/>
          <table:table-cell office:value-type="float" office:value="-3.2734" calcext:value-type="float">
            <text:p>-3.2734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208.66" calcext:value-type="float">
            <text:p>208.66</text:p>
          </table:table-cell>
          <table:table-cell table:number-columns-repeated="2"/>
          <table:table-cell office:value-type="float" office:value="234.81" calcext:value-type="float">
            <text:p>234.81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080.3" calcext:value-type="float">
            <text:p>1080.3</text:p>
          </table:table-cell>
          <table:table-cell office:value-type="float" office:value="-1.9075" calcext:value-type="float">
            <text:p>-1.9075</text:p>
          </table:table-cell>
          <table:table-cell/>
          <table:table-cell office:value-type="float" office:value="4278.7" calcext:value-type="float">
            <text:p>4278.7</text:p>
          </table:table-cell>
          <table:table-cell office:value-type="float" office:value="3.1197" calcext:value-type="float">
            <text:p>3.1197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369.3" calcext:value-type="float">
            <text:p>1369.3</text:p>
          </table:table-cell>
          <table:table-cell office:value-type="float" office:value="-2.5805" calcext:value-type="float">
            <text:p>-2.5805</text:p>
          </table:table-cell>
          <table:table-cell/>
          <table:table-cell office:value-type="float" office:value="-144.22" calcext:value-type="float">
            <text:p>-144.22</text:p>
          </table:table-cell>
          <table:table-cell office:value-type="float" office:value="5.0788" calcext:value-type="float">
            <text:p>5.0788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-27.596" calcext:value-type="float">
            <text:p>-27.596</text:p>
          </table:table-cell>
          <table:table-cell table:number-columns-repeated="2"/>
          <table:table-cell office:value-type="float" office:value="211.01" calcext:value-type="float">
            <text:p>211.0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71.31" calcext:value-type="float">
            <text:p>271.31</text:p>
          </table:table-cell>
          <table:table-cell table:number-columns-repeated="2"/>
          <table:table-cell office:value-type="float" office:value="-103.94" calcext:value-type="float">
            <text:p>-103.94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35.78" calcext:value-type="float">
            <text:p>535.78</text:p>
          </table:table-cell>
          <table:table-cell office:value-type="float" office:value="-2.9826" calcext:value-type="float">
            <text:p>-2.9826</text:p>
          </table:table-cell>
          <table:table-cell/>
          <table:table-cell office:value-type="float" office:value="-1101.9" calcext:value-type="float">
            <text:p>-1101.9</text:p>
          </table:table-cell>
          <table:table-cell office:value-type="float" office:value="6.9864" calcext:value-type="float">
            <text:p>6.9864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90.87" calcext:value-type="float">
            <text:p>190.87</text:p>
          </table:table-cell>
          <table:table-cell table:number-columns-repeated="2"/>
          <table:table-cell office:value-type="float" office:value="4196.2" calcext:value-type="float">
            <text:p>4196.2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17.2" calcext:value-type="float">
            <text:p>217.2</text:p>
          </table:table-cell>
          <table:table-cell table:number-columns-repeated="2"/>
          <table:table-cell office:value-type="float" office:value="4536" calcext:value-type="float">
            <text:p>4536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.68" calcext:value-type="float">
            <text:p>75.68</text:p>
          </table:table-cell>
          <table:table-cell office:value-type="float" office:value="0.003298" calcext:value-type="float">
            <text:p>0.003298</text:p>
          </table:table-cell>
          <table:table-cell/>
          <table:table-cell office:value-type="float" office:value="229.32" calcext:value-type="float">
            <text:p>229.32</text:p>
          </table:table-cell>
          <table:table-cell office:value-type="float" office:value="-0.5352" calcext:value-type="float">
            <text:p>-0.535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62.017" calcext:value-type="float">
            <text:p>62.017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-27.216" calcext:value-type="float">
            <text:p>-27.216</text:p>
          </table:table-cell>
          <table:table-cell table:number-columns-repeated="2"/>
          <table:table-cell office:value-type="float" office:value="76.955" calcext:value-type="float">
            <text:p>76.95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4.729" calcext:value-type="float">
            <text:p>44.729</text:p>
          </table:table-cell>
          <table:table-cell office:value-type="float" office:value="4.6709" calcext:value-type="float">
            <text:p>4.6709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-1.4647" calcext:value-type="float">
            <text:p>-1.464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31.3" calcext:value-type="float">
            <text:p>1731.3</text:p>
          </table:table-cell>
          <table:table-cell office:value-type="float" office:value="-5.7368" calcext:value-type="float">
            <text:p>-5.7368</text:p>
          </table:table-cell>
          <table:table-cell/>
          <table:table-cell office:value-type="float" office:value="366.81" calcext:value-type="float">
            <text:p>366.81</text:p>
          </table:table-cell>
          <table:table-cell office:value-type="float" office:value="-1.3366" calcext:value-type="float">
            <text:p>-1.3366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69.99" calcext:value-type="float">
            <text:p>169.99</text:p>
          </table:table-cell>
          <table:table-cell table:number-columns-repeated="2"/>
          <table:table-cell office:value-type="float" office:value="613.1" calcext:value-type="float">
            <text:p>613.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3:59:56.576808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5:47:45.511867605</meta:creation-date>
    <dc:date>2015-07-01T16:04:28.319364503</dc:date>
    <meta:editing-duration>PT6H41M6S</meta:editing-duration>
    <meta:editing-cycles>47</meta:editing-cycles>
    <meta:generator>LibreOffice/4.2.8.2$Linux_X86_64 LibreOffice_project/420m0$Build-2</meta:generator>
    <meta:document-statistic meta:table-count="4" meta:cell-count="14553" meta:object-count="0"/>
  </office:meta>
</office:document-meta>
</file>